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application/vnd.sun.xml.ui.configuration" manifest:full-path="Object 2/Configurations2/"/>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application/vnd.sun.xml.ui.configuration" manifest:full-path="Object 4/Configurations2/"/>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Arial" svg:font-family="Arial"/>
    <style:font-face style:name="Tahoma1" svg:font-family="Tahoma"/>
    <style:font-face style:name="MS Mincho" svg:font-family="'MS Mincho', 'ＭＳ 明朝'" style:font-family-generic="roman"/>
    <style:font-face style:name="Arial Unicode MS" svg:font-family="'Arial Unicode MS'" style:font-pitch="variable"/>
    <style:font-face style:name="MS Mincho1" svg:font-family="'MS Mincho'" style:font-pitch="variable"/>
    <style:font-face style:name="Tahoma" svg:font-family="Tahoma"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Arial1" svg:font-family="Arial" style:font-family-generic="swiss" style:font-pitch="variable"/>
  </office:font-face-decls>
  <office:automatic-styles>
    <style:style style:name="Table1" style:family="table">
      <style:table-properties style:width="15.478cm" fo:margin-left="0cm" fo:margin-right="0.023cm" table:align="margins" style:writing-mode="lr-tb"/>
    </style:style>
    <style:style style:name="Table1.A" style:family="table-column">
      <style:table-column-properties style:column-width="2.882cm" style:rel-column-width="12205*"/>
    </style:style>
    <style:style style:name="Table1.B" style:family="table-column">
      <style:table-column-properties style:column-width="3.655cm" style:rel-column-width="15471*"/>
    </style:style>
    <style:style style:name="Table1.C" style:family="table-column">
      <style:table-column-properties style:column-width="1.035cm" style:rel-column-width="4387*"/>
    </style:style>
    <style:style style:name="Table1.D" style:family="table-column">
      <style:table-column-properties style:column-width="1.722cm" style:rel-column-width="7287*"/>
    </style:style>
    <style:style style:name="Table1.E" style:family="table-column">
      <style:table-column-properties style:column-width="1.219cm" style:rel-column-width="5157*"/>
    </style:style>
    <style:style style:name="Table1.F" style:family="table-column">
      <style:table-column-properties style:column-width="2.147cm" style:rel-column-width="9088*"/>
    </style:style>
    <style:style style:name="Table1.G" style:family="table-column">
      <style:table-column-properties style:column-width="2.82cm" style:rel-column-width="11940*"/>
    </style:style>
    <style:style style:name="Table1.A1" style:family="table-cell">
      <style:table-cell-properties style:vertical-align="middle" fo:padding="0.097cm" fo:border-left="0.002cm solid #000000" fo:border-right="none" fo:border-top="0.002cm solid #000000" fo:border-bottom="0.002cm solid #000000" style:writing-mode="lr-tb"/>
    </style:style>
    <style:style style:name="Table1.G1" style:family="table-cell">
      <style:table-cell-properties style:vertical-align="middle" fo:padding="0.097cm" fo:border="0.002cm solid #000000" style:writing-mode="lr-tb"/>
    </style:style>
    <style:style style:name="Table1.2" style:family="table-row">
      <style:table-row-properties style:min-row-height="0.75cm"/>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E2" style:family="table-cell">
      <style:table-cell-properties style:vertical-align="top" fo:background-color="#e6e6e6" fo:padding="0.097cm" fo:border-left="0.002cm solid #000000" fo:border-right="none" fo:border-top="none" fo:border-bottom="0.002cm solid #000000" style:writing-mode="lr-tb">
        <style:background-image/>
      </style:table-cell-properties>
    </style:style>
    <style:style style:name="Table1.F2" style:family="table-cell">
      <style:table-cell-properties style:vertical-align="bottom" fo:background-color="#e6e6e6" fo:padding="0.097cm" fo:border-left="0.002cm solid #000000" fo:border-right="none" fo:border-top="none" fo:border-bottom="0.002cm solid #000000" style:writing-mode="lr-tb">
        <style:background-image/>
      </style:table-cell-properties>
    </style:style>
    <style:style style:name="Table1.G2" style:family="table-cell">
      <style:table-cell-properties style:vertical-align="top" fo:padding="0.097cm" fo:border-left="0.002cm solid #000000" fo:border-right="0.002cm solid #000000" fo:border-top="none" fo:border-bottom="0.002cm solid #000000" style:writing-mode="lr-tb"/>
    </style:style>
    <style:style style:name="Table1.G5" style:family="table-cell">
      <style:table-cell-properties style:vertical-align="top" fo:background-color="#e6e6e6" fo:padding="0.097cm" fo:border-left="0.002cm solid #000000" fo:border-right="0.002cm solid #000000" fo:border-top="none" fo:border-bottom="0.002cm solid #000000" style:writing-mode="lr-tb">
        <style:background-image/>
      </style:table-cell-properties>
    </style:style>
    <style:style style:name="Table1.F6" style:family="table-cell">
      <style:table-cell-properties style:vertical-align="bottom" fo:padding="0.097cm" fo:border-left="0.002cm solid #000000" fo:border-right="none" fo:border-top="none" fo:border-bottom="0.002cm solid #000000" style:writing-mode="lr-tb"/>
    </style:style>
    <style:style style:name="P1" style:family="paragraph" style:parent-style-name="Heading_20_1">
      <style:paragraph-properties fo:margin-left="0cm" fo:margin-right="0cm" fo:text-indent="1.251cm" style:auto-text-indent="false"/>
    </style:style>
    <style:style style:name="P2" style:family="paragraph" style:parent-style-name="Формула">
      <style:paragraph-properties fo:margin-left="4.001cm" fo:margin-right="0cm" fo:text-indent="1.402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Формула">
      <style:paragraph-properties fo:margin-left="4.001cm" fo:margin-right="0cm" fo:text-indent="1.931cm" style:auto-text-indent="false"/>
    </style:style>
    <style:style style:name="P5" style:family="paragraph" style:parent-style-name="Формула">
      <style:paragraph-properties fo:margin-left="4.001cm" fo:margin-right="0cm" fo:text-indent="0.37cm" style:auto-text-indent="false"/>
    </style:style>
    <style:style style:name="P6" style:family="paragraph" style:parent-style-name="Таблица">
      <style:paragraph-properties fo:keep-with-next="always"/>
    </style:style>
    <style:style style:name="P7" style:family="paragraph" style:parent-style-name="Формула">
      <style:paragraph-properties fo:margin-left="4.001cm" fo:margin-right="0cm" fo:text-indent="1.376cm" style:auto-text-indent="false"/>
    </style:style>
    <style:style style:name="P8" style:family="paragraph" style:parent-style-name="Bibliography_20_1" style:list-style-name="WW8Num1">
      <style:paragraph-properties fo:margin-left="0cm" fo:margin-right="0cm" fo:text-indent="0cm" style:auto-text-indent="false">
        <style:tab-stops>
          <style:tab-stop style:position="0.499cm"/>
          <style:tab-stop style:position="16.048cm" style:type="right" style:leader-style="dotted" style:leader-text="."/>
        </style:tab-stops>
      </style:paragraph-properties>
    </style:style>
    <style:style style:name="P9" style:family="paragraph" style:parent-style-name="Bibliography_20_1" style:list-style-name="WW8Num1">
      <style:paragraph-properties fo:margin-left="0cm" fo:margin-right="0cm" fo:text-indent="0cm" style:auto-text-indent="false">
        <style:tab-stops>
          <style:tab-stop style:position="0.499cm"/>
          <style:tab-stop style:position="16.048cm" style:type="right" style:leader-style="dotted" style:leader-text="."/>
        </style:tab-stops>
      </style:paragraph-properties>
      <style:text-properties style:font-size-complex="7pt"/>
    </style:style>
    <style:style style:name="P10" style:family="paragraph" style:parent-style-name="Bibliography_20_1" style:list-style-name="WW8Num1">
      <style:paragraph-properties fo:margin-left="0cm" fo:margin-right="0cm" fo:text-indent="0cm" style:auto-text-indent="false">
        <style:tab-stops>
          <style:tab-stop style:position="0.499cm"/>
          <style:tab-stop style:position="16.048cm" style:type="right" style:leader-style="dotted" style:leader-text="."/>
        </style:tab-stops>
      </style:paragraph-properties>
      <style:text-properties fo:language="en" fo:country="US"/>
    </style:style>
    <style:style style:name="T1" style:family="text">
      <style:text-properties fo:background-color="transparent"/>
    </style:style>
    <style:style style:name="T2" style:family="text">
      <style:text-properties fo:language="en" fo:country="US"/>
    </style:style>
    <style:style style:name="T3" style:family="text">
      <style:text-properties style:font-name="Times New Roman2" style:font-name-asian="Times New Roman2" style:font-name-complex="Times New Roman2"/>
    </style:style>
    <style:style style:name="T4" style:family="text">
      <style:text-properties style:text-position="sub 58%"/>
    </style:style>
    <style:style style:name="T5" style:family="text">
      <style:text-properties fo:font-style="italic"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font-name="Symbol"/>
    </style:style>
    <style:style style:name="T8" style:family="text">
      <style:text-properties style:font-name-asian="MS Mincho"/>
    </style:style>
    <style:style style:name="fr1"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style:wrap="none" style:vertical-pos="from-top" style:horizontal-pos="from-left" style:horizontal-rel="paragraph"/>
    </style:style>
    <style:style style:name="fr4" style:family="graphic" style:parent-style-name="OL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6"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7" style:family="graphic" style:parent-style-name="Frame">
      <style:graphic-properties style:wrap="none" style:vertical-pos="from-top" style:horizontal-pos="center" style:horizontal-rel="paragraph"/>
    </style:style>
    <style:style style:name="fr8" style:family="graphic" style:parent-style-name="Formula">
      <style:graphic-properties style:vertical-pos="middle" style:vertical-rel="text" style:horizontal-pos="from-left" style:horizontal-rel="paragraph-content"/>
    </style:style>
    <text:list-style style:name="L1">
      <text:list-level-style-number text:level="1" style:num-suffix=". "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s>
      <text:p text:style-name="Title">Архитектура унифицированного вычислительного блока для подсистемы измерения параметров рельсовой колеи</text:p>
      <text:p text:style-name="Authors">Павел Скрылёв, Ольга Смолева</text:p>
      <text:p text:style-name="Affilations">Институт проблем проектирования в микроэлектронике РАН, <text:a xlink:type="simple" xlink:href="mailto:osmoleva@ippm.ru">osmoleva@ippm.ru</text:a></text:p>
      <text:h text:style-name="Heading_20_1" text:outline-level="1">Введение</text:h>
      <text:p text:style-name="Standard">В настоящее время с увеличением пропускной способности линий железных дорог и метрополитена все большее внимание уделяется обеспечению безопасности движения. На данное время на железнодорожном транспорте используются контактные методы диагностики состояния рельсовой колеи. Эти системы имеют ряд недостатков. Прежде всего низкую скорость измерения, невозможность проводить измерения в реальной сетке движения поездов, длительное время преобразования полученных данных в легкую для чтения форму. Кроме того контактный способ измерения оказывает разрушающий воздействие на рельсовую колею. Поэтому они не полностью удовлетворяют требованиям предъявляемым к безопасности на железнодорожном транспорте. Основным требованием к современным измерительным системам является проведение измерений в реальном времени. Для подобных измерений были разработаны бесконтактные оптоэлектронные подсистемы контроля состояния рельсовой колеи, которые могут заменить существующие системы измерений, построенные на контактных принципах [1]. Бесконтактная фотонная подсистема контроля состояния рельсовой колеи (БФСМ) обеспечивает измерение следующих параметров: высоты и износа ходовых рельсов, ширины колеи, уровня. Фотонная подсистема измерения просадок (ФИП) предназначена для измерения величины просадок рельсовых нитей на заданном расстоянии. Фотонная подсистема контроля отступления контактного рельса (ФКР) измеряет пространственное положение контактного рельса относительно ходового [2-4]. Испытания отдельных подсистем показали их работоспособность и правильное функционирование. Однако, вследствие того, что обработка видеоинформации от всех подсистем осуществлялась в центральном бортовом компьютере и занимала большой объем памяти, было невозможно реализовать измерения в реальном времени. Система построенная на двух компьютерах также не давала такой возможности.</text:p>
      <text:p text:style-name="Standard">Для повышения оперативности и производительности измерений, желательно получать единый протокол данных от всех подсистем, включающий значения всех параметров с отступлениями от норм. <text:span text:style-name="T1">Поэтому актуальной является разработка унифицированного фотонного измерительного блока (УФИБ), на основе которого могут быть построены все имеющиеся подсистемы и объединенные с помощью одной вычислительной сети для единой комплексной системы измерений параметров рельсовой колеи (ЕКСИР). Таким образом необходимо разработать структуру унифицированного вычислительного блока и на ее основе создать вычислительные блоки для каждой из подсистем.</text:span></text:p>
      <text:p text:style-name="Picture"><draw:frame draw:style-name="fr1" draw:name="Frame1" text:anchor-type="as-char" fo:min-width="15.499cm" draw:z-index="9"><draw:text-box fo:min-height="5.75cm"><text:p text:style-name="Рис."><draw:frame draw:style-name="fr2" draw:name="Object6" text:anchor-type="as-char" svg:y="-1.61cm" svg:width="15.365cm" svg:height="4.921cm" draw:z-index="10"><draw:object xlink:href="./Object 1" xlink:type="simple" xlink:show="embed" xlink:actuate="onLoad"/><draw:image xlink:href="./ObjectReplacements/Object 1" xlink:type="simple" xlink:show="embed" xlink:actuate="onLoad"/></draw:frame></text:p><text:p text:style-name="Рис.">Рис. <text:sequence text:ref-name="refРис.0" text:name="Рис." text:formula="ooow:Рис.+1" style:num-format="1">1</text:sequence>.Иерархическая схема вычислительных подсистем</text:p></draw:text-box></draw:frame></text:p>
      <text:h text:style-name="P1" text:outline-level="1">Архитектура системы</text:h>
      <text:p text:style-name="Standard">Вычислительная система должна обеспечивать работу всех подсистем и формирование протокола измерений в бортовом компьютере в реальном масштабе времени. Для этого необходимо перераспределить задачи между вычислительными блоками (ВБ) каждой подсистемы и бортовым компьютером таким образом, чтобы основная часть вычислений приходилась на микроконтроллеры [5]. В связи с этим был проведен анализ вычислительных затрат и выбрана элементная база для вычислительной сети.</text:p>
      <text:p text:style-name="Standard">ЕКСИР строится на базе унифицированных фотонных измерительных блоков (ФИБ) (рис.2), работа которых заключается в следующем: лазерный излучатель с щелевой оптикой формируют на измеряемом объекте тонкую световую линию. Фрагмент объекта с лазерной линией профиля захватывается специальной фотоприёмной камерой, построенной на матричном ПЗС и имеющей входной интерференционный фильтр, настроенный на длину волны лазера. Камера содержит на выходе компараторы, преобразующие выходные сигналы в двоичную форму. Измененное с помощью компараторов изображение поступает в унифицированный вычислительный блок, который восстанавливает искаженное изображение, преобразуя координаты с помощью аппроксимирующего полинома, определяет искомые параметры рельсовой колеи и передает данные в бортовой компьютер. Каждая из подсистем содержит разное количество пар лазер-камера и один вычислительный блок, который должен принимать видео информацию от всех камер конкретной подсистемы.</text:p>
      <text:p text:style-name="Picture"><draw:frame draw:style-name="fr3" draw:name="Frame4" text:anchor-type="as-char" svg:y="-3.491cm" svg:width="15.499cm" draw:z-index="0"><draw:text-box fo:min-height="5.93cm"><text:p text:style-name="Рис."><draw:frame draw:style-name="fr4" draw:name="Object7" text:anchor-type="as-char" svg:width="15cm" svg:height="6.14cm" draw:z-index="11"><draw:object xlink:href="./Object 2" xlink:type="simple" xlink:show="embed" xlink:actuate="onLoad"/><draw:image xlink:href="./ObjectReplacements/Object 2" xlink:type="simple" xlink:show="embed" xlink:actuate="onLoad"/></draw:frame></text:p><text:p text:style-name="Рис.">Рис. <text:sequence text:ref-name="refРис.1" text:name="Рис." text:formula="ooow:Рис.+1" style:num-format="1">2</text:sequence>. Организация ЕКСИР</text:p></draw:text-box></draw:frame></text:p>
      <text:p text:style-name="Standard">Было предложено 3 варианта архитектуры ВС ЕКСИР. Первая архитектура: каждый ВБ выполнен в виде платы сопряжения, которая устанавливается в слот расширения PCI на материнской плате единого вычислительного блока (ЕВБ) (рис. 3а). Материнская плата (МП) содержит буферный процессор, передающий данные получаемые с шины PCI на шину USB. В этом случае ЕВБ подключается к бортовому компьютеру через USB-порт. Каждая плата сопряжения подключается к камерам через порты RS485. Максимальное количество плат, которые могут быть установлены на материнской плате равно 10.</text:p>
      <text:p text:style-name="Standard">Во второй архитектуре также каждый из ВБ выполнен в виде отдельной платы имеющей PCI-контроллер (рис. 3б). ВБ подключается к камерам через порты RS485. Наряду с такой организацией плата ВБ может быть установлена в слот PCI в системную плату (СП) бортового компьютера.</text:p>
      <text:p text:style-name="Standard">В третьей архитектуре ВБ выполнены в виде отдельных блоков, которые подключаются к бортовому компьютеру через USB-порт (рис. 3в). Если у бортового компьютера нет требуемого количества USB-портов, ВБ могут быть подключены к компьютеру через USB концентратор. Каждый блок подключается к камерам через порты RS485.</text:p>
      <text:p text:style-name="Standard">Сравним три приведенные архитектуры. Так как ВБ в первой случае выполнен в виде отдельных плат сопряжения, то ВБ можно использовать как дополнительный модуль общего вычислительного блока, так и дополнительный модуль бортового компьютера. Исходя из того, что в первом случае используются и PCI и USB шины скорость передачи данных в бортовой компьютер ограничивается скоростью передачи данных по шине USB. Во втором случае скорость ограничивается скоростью передачи данных по шине PCI. Сравнивая их по простоте подключения получим, что установка платы ВБ в отдельный ЕВБ может быть осуществлена намного проще, чем установка платы в бортовой компьютер, что является большим преимуществом. Аналогичным преимуществом является и ограниченное количество слотов для установки плат ВБ в бортовом компьютере по сравнению со слотами в ЕВБ. В третьем случае скорость ограничивается скоростью передачи данных по шине USB. Достоинством этой архитектуры является выполнение каждого ВБ в виде отдельного блока. Принимая во внимание то, что быстродействие и производительность шин не имеют большой важности при работе устройства, но написание драйвера USB по сравнению с драйвером PCI менее трудоёмко и выполнение ВБ в виде отдельных блоков имеет преимущество в простоте реализации, выбор был сделан в пользу третьей архитектуры.</text:p>
      <text:p text:style-name="Picture"><draw:frame draw:style-name="fr5" draw:name="Frame2" text:anchor-type="as-char" svg:width="15.109cm" draw:z-index="1"><draw:text-box fo:min-height="7.992cm"><text:p text:style-name="Рис."><draw:frame draw:style-name="fr6" draw:name="Object9" text:anchor-type="as-char" svg:width="15.109cm" style:rel-width="100%" svg:height="7.992cm" style:rel-height="scale" draw:z-index="12"><draw:object xlink:href="./Object 3" xlink:type="simple" xlink:show="embed" xlink:actuate="onLoad"/><draw:image xlink:href="./ObjectReplacements/Object 3" xlink:type="simple" xlink:show="embed" xlink:actuate="onLoad"/></draw:frame>Рис. <text:sequence text:ref-name="refРис.2" text:name="Рис." text:formula="ooow:Рис.+1" style:num-format="1">3</text:sequence>. Три архитектуры ВБ</text:p></draw:text-box></draw:frame></text:p>
      <text:p text:style-name="Standard">Структурная схема унифицированного ВБ включает в себя микроконтроллер, динамическое ОЗУ, ППЗУ, ПЛИС, микросхемы приёмников кодированных сигналов, питания и синхронизации. Приёмники получают входной сигнал по интерфейсу <text:span text:style-name="T2">RS</text:span>485 и передают его в ПЛИС, которая преобразует его в форму, требуемую для микроконтроллера. ППЗУ используется для хранения загрузочной программы по преобразованию координат и вычислению искомых параметров, ОЗУ - для хранения промежуточных данных микроконтроллера. Ядром вычислительного блока является микроконтроллер, который обрабатывает входные данные от видеокамер и выводит результаты обработки в бортовой компьютер.</text:p>
      <text:p text:style-name="Picture"><text:bookmark-start text:name="_1160561919"/><text:bookmark-start text:name="_1160563968"/><text:bookmark-start text:name="_1160563981"/><text:bookmark-start text:name="_1160564091"/><text:bookmark-start text:name="_1160564097"/><text:bookmark-start text:name="_1160564104"/><text:bookmark-start text:name="_1160564109"/><text:bookmark-start text:name="_1160564115"/><text:bookmark-start text:name="_1160564123"/><text:bookmark-start text:name="_1160564159"/><text:bookmark-start text:name="_1160564180"/><text:bookmark-start text:name="_1160564191"/><text:bookmark-start text:name="_1160564261"/><text:bookmark-start text:name="_1160564336"/><text:bookmark-start text:name="_1160565525"/><draw:frame draw:style-name="fr7" draw:name="Frame3" text:anchor-type="as-char" svg:y="0.011cm" svg:width="14.529cm" draw:z-index="2"><draw:text-box fo:min-height="5.382cm"><text:p text:style-name="Рис."><draw:frame draw:style-name="fr6" draw:name="Object8" text:anchor-type="as-char" svg:width="14.529cm" style:rel-width="100%" svg:height="5.382cm" style:rel-height="scale" draw:z-index="3"><draw:object xlink:href="./Object 4" xlink:type="simple" xlink:show="embed" xlink:actuate="onLoad"/><draw:image xlink:href="./ObjectReplacements/Object 4" xlink:type="simple" xlink:show="embed" xlink:actuate="onLoad"/></draw:frame>Рис. <text:sequence text:ref-name="refРис.3" text:name="Рис." text:formula="ooow:Рис.+1" style:num-format="1">4</text:sequence>. Блок-схема вычислительного блока</text:p></draw:text-box></draw:frame><text:bookmark-end text:name="_1160561919"/><text:bookmark-end text:name="_1160563968"/><text:bookmark-end text:name="_1160563981"/><text:bookmark-end text:name="_1160564091"/><text:bookmark-end text:name="_1160564097"/><text:bookmark-end text:name="_1160564104"/><text:bookmark-end text:name="_1160564109"/><text:bookmark-end text:name="_1160564115"/><text:bookmark-end text:name="_1160564123"/><text:bookmark-end text:name="_1160564159"/><text:bookmark-end text:name="_1160564180"/><text:bookmark-end text:name="_1160564191"/><text:bookmark-end text:name="_1160564261"/><text:bookmark-end text:name="_1160564336"/><text:bookmark-end text:name="_1160565525"/></text:p>
      <text:p text:style-name="Standard">Принцип работы ВБ следующий. При включении питания схемой инициализации вырабатывается сигнал сброса, инициализирующий ЦПУ и память данных. Во время действия сигнала сброса программа загружается из памяти программ в память процессора. После окончания действия сигнала сброса загруженная память запускается на исполнение и начальный код этой программы инициализирует интерфейсы процессора и портов ввода-вывода. Основная задача процессора – это приём и обработка кадров от видеокамер и проведение вычислений на основе полученных данных. Информация поступает в ВБ по входной линии (интерфейс RS485) и затем в процессор через схему приёма данных. Процессор ожидает сигнал кадра, затем строки и начала данных, затем переходит в режим приёма данных. Входные данные сохраняются в памяти данных. После приёма данных одного кадра, процессор переходит в режим обработки полученной информации и выдачи результатов обработки в бортовой компьютер по шине USB и одновременно принимает данные следующего кадра.</text:p>
      <text:h text:style-name="Heading_20_1" text:outline-level="1">Оценка требуемой производительности</text:h>
      <text:p text:style-name="Standard">Основной задачей вычислительного блока является выполнение расчётов параметров рельсовой колеи в реальном времени. ВБ должен осуществлять приём и передачу данных по интерфейсам USB и RS485. Интерфейс USB должен поддерживаться микроконтроллером, RS485 может быть реализован с помощью внешних микросхем. Так как измерения могут проводиться вне помещений, должна быть выбрана элементная база промышленного температурного диапазона -40° <text:span text:style-name="T3">─</text:span> +85° C.</text:p>
      <text:h text:style-name="Heading_20_2" text:outline-level="2">Центральное процессорное устройство</text:h>
      <text:p text:style-name="Standard">Одной из наиболее важных и ресурсоемких задач вычислительного блока является преобразование координат изображения по аппроксимирующему полиному, поэтому для оценки требуемого времени на вычисления необходимо рассчитать временные затраты на преобразование координат. Чтобы обеспечить большую точность необходимо использовать в математических операциях числа с плавающей запятой.</text:p>
      <text:p text:style-name="Standard">Для преобразования используется полином 3-го порядка выраженный как:</text:p>
      <text:p text:style-name="P2"><draw:frame draw:style-name="fr8" draw:name="Object1" text:anchor-type="as-char" svg:width="4.369cm" svg:height="0.624cm" draw:z-index="4"><draw:object xlink:href="./Object 5" xlink:type="simple" xlink:show="embed" xlink:actuate="onLoad"/><draw:image xlink:href="./ObjectReplacements/Object 5" xlink:type="simple" xlink:show="embed" xlink:actuate="onLoad"/></draw:frame>;<text:tab/>(1)</text:p>
      <text:p text:style-name="P3">где x – координата на искаженном изображении, a<text:span text:style-name="T4">1-4</text:span> – преобразующие коэффициенты.</text:p>
      <text:p text:style-name="Standard">Оценим времена выполнения каждой из подпрограмм, необходимых для полной обработки изображения. Время приёма данных для каждой из видеокамер может быть выражено как:</text:p>
      <text:p text:style-name="P4"><draw:frame draw:style-name="fr8" draw:name="Object2" text:anchor-type="as-char" svg:width="3.35cm" svg:height="0.563cm" draw:z-index="5"><draw:object xlink:href="./Object 6" xlink:type="simple" xlink:show="embed" xlink:actuate="onLoad"/><draw:image xlink:href="./ObjectReplacements/Object 6" xlink:type="simple" xlink:show="embed" xlink:actuate="onLoad"/></draw:frame>;<text:tab/>(2)</text:p>
      <text:p text:style-name="P3">где <text:span text:style-name="T5">t</text:span><text:span text:style-name="T6">RCV</text:span><text:span text:style-name="T5"> </text:span>– время приёма, <text:span text:style-name="T5">t</text:span><text:span text:style-name="T6">S</text:span> – время сохранения данных в память, <text:span text:style-name="T5">t</text:span><text:span text:style-name="T6">RE</text:span><text:span text:style-name="T4">T</text:span> – время возврата из подпрограммы обработки прерывания, <text:span text:style-name="T5">t</text:span><text:span text:style-name="T6">L</text:span> – время загрузки данных из внешнего порта ввода-вывода, n <text:s/>– порядок полинома.</text:p>
      <text:p text:style-name="Standard">На основе (1) время преобразования одной координаты может быть выражено как:</text:p>
      <text:p text:style-name="Формула"><draw:frame draw:style-name="fr8" draw:name="Object3" text:anchor-type="as-char" svg:width="7.463cm" svg:height="1.201cm" draw:z-index="6"><draw:object xlink:href="./Object 7" xlink:type="simple" xlink:show="embed" xlink:actuate="onLoad"/><draw:image xlink:href="./ObjectReplacements/Object 7" xlink:type="simple" xlink:show="embed" xlink:actuate="onLoad"/></draw:frame>;<text:tab/>(3)</text:p>
      <text:p text:style-name="P3">где <text:span text:style-name="T5">t</text:span><text:span text:style-name="T6">CVT</text:span><text:span text:style-name="T5"> </text:span>– время преобразования, <text:span text:style-name="T5">t</text:span><text:span text:style-name="T6">MUL</text:span><text:span text:style-name="T5"> </text:span>– время умножения двух чисел с плавающей запятой, <text:span text:style-name="T5">t</text:span><text:span text:style-name="T6">ADD</text:span><text:span text:style-name="T5"> </text:span>– время сложения двух чисел с плавающей запятой, <text:span text:style-name="T5">t</text:span><text:span text:style-name="T6">L</text:span><text:span text:style-name="T5"> </text:span>– время загрузки данных из памяти, <text:s/>n <text:s/>– порядок полинома.</text:p>
      <text:p text:style-name="Standard"><text:span text:style-name="T1">Выразим время приёма и преобразования координат в виде количества циклов инструкций x.</text:span> Примем, что инструкция выполняется за один цикл ЦПУ, тогда <text:span text:style-name="T5">x</text:span><text:span text:style-name="T6">CVT</text:span><text:span text:style-name="T5"> = t</text:span><text:span text:style-name="T6">CVT</text:span><text:span text:style-name="T5"> и x</text:span><text:span text:style-name="T6">RCV</text:span><text:span text:style-name="T5"> = t</text:span><text:span text:style-name="T6">RCV</text:span><text:span text:style-name="T5">.</text:span> Так как основное процессорное время занимает преобразование координат, то для того чтобы учесть расчеты требуемых параметров подсистем, введем относительный коэффициент измерения. Таким образом на основе (2,3) требуемая производительность преобразования может быть выражена как:</text:p>
      <text:p text:style-name="P5"><draw:frame draw:style-name="fr8" draw:name="Object4" text:anchor-type="as-char" svg:width="7.239cm" svg:height="0.617cm" draw:z-index="7"><draw:object xlink:href="./Object 8" xlink:type="simple" xlink:show="embed" xlink:actuate="onLoad"/><draw:image xlink:href="./ObjectReplacements/Object 8" xlink:type="simple" xlink:show="embed" xlink:actuate="onLoad"/></draw:frame>;<text:tab/>(4)</text:p>
      <text:p text:style-name="P3">где <text:span text:style-name="T5">N</text:span><text:span text:style-name="T6">V</text:span> – количество пикселей по вертикали, <text:span text:style-name="T5">N</text:span><text:span text:style-name="T6">H</text:span> – количество пикселей по горизонтали, <text:span text:style-name="T5">N</text:span><text:span text:style-name="T6">CAM</text:span> – количество используемых камер, x<text:span text:style-name="T6">PRG</text:span> – требуемая для правильных вычисления производительность в млн. и/c, <text:span text:style-name="T5">x</text:span><text:span text:style-name="T6">CVT</text:span> – количество инструкций в подпрограмме преобразования, <text:span text:style-name="T5">x</text:span><text:span text:style-name="T6">RCV</text:span> – количество инструкций в подпрограмме приёма, <text:span text:style-name="T5">f</text:span><text:span text:style-name="T6">CAM</text:span> – частота следования кадров к/с, <text:span text:style-name="T5">K</text:span> – коэффициент измерения.</text:p>
      <text:p text:style-name="Standard">Получим, что для двух камер формата 500(Г)х582(В) пикселей, с частотой следования кадров 25 кадров/с, с чересстрочной разверткой и коэффициентом измерения К = 1,3 требуемая производительность составляет 302,64 млн. инструкций в секунду (млн. и/c).</text:p>
      <text:p text:style-name="Standard">Таким образом можно сформулировать требования, предъявляемые к ЦПУ: минимальная производительность 302.64, наличие PCI шины и двух внутренних таймеров, нижняя граница температурного диапазона -40° C.</text:p>
      <text:p text:style-name="Standard">Проведен анализ продукции ряда ведущих мировых компаний, таких как <text:span text:style-name="T2">Analog</text:span> <text:span text:style-name="T2">Devices</text:span>, <text:span text:style-name="T2">Texas</text:span> <text:span text:style-name="T2">Instruments</text:span> и <text:span text:style-name="T2">Freescale</text:span> <text:span text:style-name="T2">Semiconductors</text:span> [6-13]. Следующая таблица показывает результаты сравнения, серым цветом выделены удовлетворяющие требованиям характеристики.</text:p>
      <text:p text:style-name="P6">Таблица <text:sequence text:ref-name="refТаблица0" text:name="Таблица" text:formula="ooow:Таблица+1" style:num-format="1">1</text:sequence>. Результаты сравнений основных характеристик процессоров</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Содержимое_20_таблицы">ЦПУ</text:p>
            </table:table-cell>
            <table:table-cell table:style-name="Table1.A1" office:value-type="string">
              <text:p text:style-name="Содержимое_20_таблицы">Производительность (частота), млн. и/с(МГц)</text:p>
            </table:table-cell>
            <table:table-cell table:style-name="Table1.A1" office:value-type="string">
              <text:p text:style-name="Содержимое_20_таблицы">PCI</text:p>
            </table:table-cell>
            <table:table-cell table:style-name="Table1.A1" office:value-type="string">
              <text:p text:style-name="Содержимое_20_таблицы">УПЗ</text:p>
            </table:table-cell>
            <table:table-cell table:style-name="Table1.A1" office:value-type="string">
              <text:p text:style-name="Содержимое_20_таблицы">USB</text:p>
            </table:table-cell>
            <table:table-cell table:style-name="Table1.A1" office:value-type="string">
              <text:p text:style-name="Содержимое_20_таблицы">Внутренние таймеры</text:p>
            </table:table-cell>
            <table:table-cell table:style-name="Table1.G1" office:value-type="string">
              <text:p text:style-name="Содержимое_20_таблицы">Температурный диапазон</text:p>
            </table:table-cell>
          </table:table-row>
        </table:table-header-rows>
        <table:table-row table:style-name="Table1.2">
          <table:table-cell table:style-name="Table1.A2" office:value-type="string">
            <text:p text:style-name="Содержимое_20_таблицы">MCF5275</text:p>
          </table:table-cell>
          <table:table-cell table:style-name="Table1.A2" office:value-type="string">
            <text:p text:style-name="Содержимое_20_таблицы">159(166)</text:p>
          </table:table-cell>
          <table:table-cell table:style-name="Table1.A2" office:value-type="string">
            <text:p text:style-name="Содержимое_20_таблицы">-</text:p>
          </table:table-cell>
          <table:table-cell table:style-name="Table1.A2" office:value-type="string">
            <text:p text:style-name="Содержимое_20_таблицы">-</text:p>
          </table:table-cell>
          <table:table-cell table:style-name="Table1.E2" office:value-type="string">
            <text:p text:style-name="Содержимое_20_таблицы">v2.0</text:p>
          </table:table-cell>
          <table:table-cell table:style-name="Table1.F2" office:value-type="string">
            <text:p text:style-name="Содержимое_20_таблицы">4</text:p>
          </table:table-cell>
          <table:table-cell table:style-name="Table1.G2" office:value-type="string">
            <text:p text:style-name="Содержимое_20_таблицы">0° to +75°</text:p>
          </table:table-cell>
        </table:table-row>
        <table:table-row table:style-name="Table1.2">
          <table:table-cell table:style-name="Table1.A2" office:value-type="string">
            <text:p text:style-name="Содержимое_20_таблицы">MCF5407</text:p>
          </table:table-cell>
          <table:table-cell table:style-name="Table1.A2" office:value-type="string">
            <text:p text:style-name="Содержимое_20_таблицы">233(166)</text:p>
          </table:table-cell>
          <table:table-cell table:style-name="Table1.A2" office:value-type="string">
            <text:p text:style-name="Содержимое_20_таблицы">-</text:p>
          </table:table-cell>
          <table:table-cell table:style-name="Table1.A2" office:value-type="string">
            <text:p text:style-name="Содержимое_20_таблицы">-</text:p>
          </table:table-cell>
          <table:table-cell table:style-name="Table1.A2" office:value-type="string">
            <text:p text:style-name="Содержимое_20_таблицы">-</text:p>
          </table:table-cell>
          <table:table-cell table:style-name="Table1.F2" office:value-type="string">
            <text:p text:style-name="Содержимое_20_таблицы">2</text:p>
          </table:table-cell>
          <table:table-cell table:style-name="Table1.G2" office:value-type="string">
            <text:p text:style-name="Содержимое_20_таблицы">0° to +75°</text:p>
          </table:table-cell>
        </table:table-row>
        <table:table-row table:style-name="Table1.2">
          <table:table-cell table:style-name="Table1.A2" office:value-type="string">
            <text:p text:style-name="Содержимое_20_таблицы">MCF547x</text:p>
          </table:table-cell>
          <table:table-cell table:style-name="Table1.E2" office:value-type="string">
            <text:p text:style-name="Содержимое_20_таблицы">410(266)</text:p>
          </table:table-cell>
          <table:table-cell table:style-name="Table1.E2" office:value-type="string">
            <text:p text:style-name="Содержимое_20_таблицы">v2.2</text:p>
          </table:table-cell>
          <table:table-cell table:style-name="Table1.E2" office:value-type="string">
            <text:p text:style-name="Содержимое_20_таблицы">IEEE-754</text:p>
          </table:table-cell>
          <table:table-cell table:style-name="Table1.E2" office:value-type="string">
            <text:p text:style-name="Содержимое_20_таблицы">v2.0</text:p>
          </table:table-cell>
          <table:table-cell table:style-name="Table1.F2" office:value-type="string">
            <text:p text:style-name="Содержимое_20_таблицы">4</text:p>
          </table:table-cell>
          <table:table-cell table:style-name="Table1.G2" office:value-type="string">
            <text:p text:style-name="Содержимое_20_таблицы">0° to +75°</text:p>
          </table:table-cell>
        </table:table-row>
        <table:table-row table:style-name="Table1.2">
          <table:table-cell table:style-name="Table1.E2" office:value-type="string">
            <text:p text:style-name="Содержимое_20_таблицы">MCF548x</text:p>
          </table:table-cell>
          <table:table-cell table:style-name="Table1.E2" office:value-type="string">
            <text:p text:style-name="Содержимое_20_таблицы">308(200)</text:p>
          </table:table-cell>
          <table:table-cell table:style-name="Table1.E2" office:value-type="string">
            <text:p text:style-name="Содержимое_20_таблицы">v2.2</text:p>
          </table:table-cell>
          <table:table-cell table:style-name="Table1.E2" office:value-type="string">
            <text:p text:style-name="Содержимое_20_таблицы">IEEE-754</text:p>
          </table:table-cell>
          <table:table-cell table:style-name="Table1.E2" office:value-type="string">
            <text:p text:style-name="Содержимое_20_таблицы">v2.0</text:p>
          </table:table-cell>
          <table:table-cell table:style-name="Table1.F2" office:value-type="string">
            <text:p text:style-name="Содержимое_20_таблицы">4</text:p>
          </table:table-cell>
          <table:table-cell table:style-name="Table1.G5" office:value-type="string">
            <text:p text:style-name="Содержимое_20_таблицы">-40° to +85°</text:p>
          </table:table-cell>
        </table:table-row>
        <table:table-row table:style-name="Table1.2">
          <table:table-cell table:style-name="Table1.A2" office:value-type="string">
            <text:p text:style-name="Содержимое_20_таблицы">MPC8280</text:p>
          </table:table-cell>
          <table:table-cell table:style-name="Table1.E2" office:value-type="string">
            <text:p text:style-name="Содержимое_20_таблицы">855(450)</text:p>
          </table:table-cell>
          <table:table-cell table:style-name="Table1.E2" office:value-type="string">
            <text:p text:style-name="Содержимое_20_таблицы">v2.2</text:p>
          </table:table-cell>
          <table:table-cell table:style-name="Table1.E2" office:value-type="string">
            <text:p text:style-name="Содержимое_20_таблицы">IEEE-754</text:p>
          </table:table-cell>
          <table:table-cell table:style-name="Table1.E2" office:value-type="string">
            <text:p text:style-name="Содержимое_20_таблицы">v2.0</text:p>
          </table:table-cell>
          <table:table-cell table:style-name="Table1.F6" office:value-type="string">
            <text:p text:style-name="Содержимое_20_таблицы">1</text:p>
          </table:table-cell>
          <table:table-cell table:style-name="Table1.G2" office:value-type="string">
            <text:p text:style-name="Содержимое_20_таблицы">0° to +75°</text:p>
          </table:table-cell>
        </table:table-row>
        <table:table-row table:style-name="Table1.2">
          <table:table-cell table:style-name="Table1.A2" office:value-type="string">
            <text:p text:style-name="Содержимое_20_таблицы">TMS320C6713</text:p>
          </table:table-cell>
          <table:table-cell table:style-name="Table1.E2" office:value-type="string">
            <text:p text:style-name="Содержимое_20_таблицы">2400(300)</text:p>
          </table:table-cell>
          <table:table-cell table:style-name="Table1.A2" office:value-type="string">
            <text:p text:style-name="Содержимое_20_таблицы">-</text:p>
          </table:table-cell>
          <table:table-cell table:style-name="Table1.E2" office:value-type="string">
            <text:p text:style-name="Содержимое_20_таблицы">IEEE-754</text:p>
          </table:table-cell>
          <table:table-cell table:style-name="Table1.A2" office:value-type="string">
            <text:p text:style-name="Содержимое_20_таблицы">-</text:p>
          </table:table-cell>
          <table:table-cell table:style-name="Table1.F2" office:value-type="string">
            <text:p text:style-name="Содержимое_20_таблицы">2</text:p>
          </table:table-cell>
          <table:table-cell table:style-name="Table1.G5" office:value-type="string">
            <text:p text:style-name="Содержимое_20_таблицы">-40° to +85°</text:p>
          </table:table-cell>
        </table:table-row>
        <table:table-row table:style-name="Table1.2">
          <table:table-cell table:style-name="Table1.A2" office:value-type="string">
            <text:p text:style-name="Содержимое_20_таблицы">TMS320VC5509</text:p>
          </table:table-cell>
          <table:table-cell table:style-name="Table1.A2" office:value-type="string">
            <text:p text:style-name="Содержимое_20_таблицы">200(200)</text:p>
          </table:table-cell>
          <table:table-cell table:style-name="Table1.A2" office:value-type="string">
            <text:p text:style-name="Содержимое_20_таблицы">-</text:p>
          </table:table-cell>
          <table:table-cell table:style-name="Table1.A2" office:value-type="string">
            <text:p text:style-name="Содержимое_20_таблицы">-</text:p>
          </table:table-cell>
          <table:table-cell table:style-name="Table1.E2" office:value-type="string">
            <text:p text:style-name="Содержимое_20_таблицы">v2.0</text:p>
          </table:table-cell>
          <table:table-cell table:style-name="Table1.F2" office:value-type="string">
            <text:p text:style-name="Содержимое_20_таблицы">2</text:p>
          </table:table-cell>
          <table:table-cell table:style-name="Table1.G5" office:value-type="string">
            <text:p text:style-name="Содержимое_20_таблицы">-40° to +85°</text:p>
          </table:table-cell>
        </table:table-row>
        <table:table-row table:style-name="Table1.2">
          <table:table-cell table:style-name="Table1.A2" office:value-type="string">
            <text:p text:style-name="Содержимое_20_таблицы">ADSP-BF535</text:p>
          </table:table-cell>
          <table:table-cell table:style-name="Table1.E2" office:value-type="string">
            <text:p text:style-name="Содержимое_20_таблицы">350(350)</text:p>
          </table:table-cell>
          <table:table-cell table:style-name="Table1.E2" office:value-type="string">
            <text:p text:style-name="Содержимое_20_таблицы">v2.2</text:p>
          </table:table-cell>
          <table:table-cell table:style-name="Table1.A2" office:value-type="string">
            <text:p text:style-name="Содержимое_20_таблицы">-</text:p>
          </table:table-cell>
          <table:table-cell table:style-name="Table1.E2" office:value-type="string">
            <text:p text:style-name="Содержимое_20_таблицы">v1.1</text:p>
          </table:table-cell>
          <table:table-cell table:style-name="Table1.F2" office:value-type="string">
            <text:p text:style-name="Содержимое_20_таблицы">4</text:p>
          </table:table-cell>
          <table:table-cell table:style-name="Table1.G5" office:value-type="string">
            <text:p text:style-name="Содержимое_20_таблицы">-40° to +85°</text:p>
          </table:table-cell>
        </table:table-row>
      </table:table>
      <text:p text:style-name="Standard">Таблица 1. показывает, что только микроконтроллер MCF548x удовлетворяет требованиям предъявляемым к ЦПУ по температурному диапазону, производительности, наличию таймеров и шины USB. Он имеет следующие характеристики: ядро ColdFire V4, расширенное число с плавающей запятой, удовлетворяющее стандарту IEEE-754, устройство управления памятью. В его состав входит контроллер управления памятью DDR SDRAM, контроллер шин USB и PCI. <text:span text:style-name="T2">MCF</text:span>485 способен выполнять инструкции с частотой 200 МГц и имеет максимальную производительность 308 млн. и/с. Микроконтроллер способен проводить вычисления над числами с плавающей запятой, также он имеет четыре контроллера USART, контроллер ПДП, два сетевых интерфейса, 4 внутренних таймера и множество портов ввода-вывода.</text:p>
      <text:h text:style-name="Heading_20_2" text:outline-level="2">Память программ</text:h>
      <text:p text:style-name="Standard">Рассмотрим требования к объему памяти данных. Одновременно в ЦПУ происходит обработка информации о двух кадрах изображения. Каждый кадр представлен в памяти массивом значений координат изменений входного сигнала данных. <text:s/>Этот массив является двумерным и определяется размерами камеры. Таким образом необходимый объём для хранения этой информации может рассчитываться по формуле:</text:p>
      <text:p text:style-name="P7"><draw:frame draw:style-name="fr8" draw:name="Object5" text:anchor-type="as-char" svg:width="3.635cm" svg:height="0.531cm" draw:z-index="8"><draw:object xlink:href="./Object 9" xlink:type="simple" xlink:show="embed" xlink:actuate="onLoad"/><draw:image xlink:href="./ObjectReplacements/Object 9" xlink:type="simple" xlink:show="embed" xlink:actuate="onLoad"/></draw:frame>;<text:tab/>(5)</text:p>
      <text:p text:style-name="P3">где <text:span text:style-name="T5">S</text:span><text:span text:style-name="T6">MEM</text:span> – требуемый объем памяти данных в байтах, <text:span text:style-name="T5">N</text:span><text:span text:style-name="T6">E</text:span> – размер одного элемента в байтах.</text:p>
      <text:p text:style-name="Standard">Рассчитаем необходимый объем памяти. Так как для расчётов в процессоре используются числа с плавающей запятой одинарной точности размер элемента составляет 4 байта. То есть, рассчитанный объем памяти составляет 2,4 Мб. Так как типом используемой процессором памяти является DDR SDRAM и минимальный объём памяти составляет 32 Мб, то этого объема достаточно для обработки всего объёма данных. Требования к характеристикам микросхемы динамического ОЗУ были сформулированы, исходя из следующих данных. Для каждого кадра должна хранится информация по координате, соответствующей изменению уровня сигнала каждого пикселя. Поэтому для хранения информации о двух кадрах, необходимой для преобразования координат, требуется 2,4 Мб памяти, что может быть реализовано с помощью современных схем динамической памяти, например, DDR SDRAM.</text:p>
      <text:h text:style-name="Heading_20_2" text:outline-level="2">Схема приёма данных</text:h>
      <text:p text:style-name="Standard">Для корректной обработки сигналов задержка распространения сигналов в ПЛИС не должна превышать 26 нс, а время переключения вентилей ПЛИС не должно превышать 4 нс. Предъявляемому к ПЛИС условию удовлетворяют многие современные ПЛИС, например, ПЛИС компании Altera <text:span text:style-name="T7"></text:span> EPM3032ATI-4.</text:p>
      <text:h text:style-name="Heading_20_1" text:outline-level="1">Выводы</text:h>
      <text:p text:style-name="Standard">Можно сформулировать основные выводы по работе. С целью проведения измерений в реальном времени были разработаны бесконтактные оптоэлектронные подсистемы контроля состояния рельсовой колеи. Для повышения оперативности и производительности измерений, и как следствие, безопасности движения поездов, были разработаны единый протокол данных и <text:span text:style-name="T1">разработан унифицированный фотонный измерительный блок (УФИБ), на основе которого могут быть построены все имеющиеся подсистемы на базе микроконтроллеров и бортового компьютера и объединенные с помощью одной вычислительной сети для единой комплексной системы измерений параметров рельсовой колеи (ЕКСИР). Сформулирована задача разработки вычислительных подсистем на основе единого унифицированного вычислительного блока. Рассмотрен принцип построения ЕКСИР на базе унифицированных ФИБ и описан принцип их работы. </text:span>Было предложено и выполнено сравнение трех вариантов архитектур ВС ЕКСИР. Принимая во внимание то, что быстродействие и производительность шин не имеют особого значения, но написание драйвера USB по сравнению с драйвером PCI менее трудоёмко и выполнение ВБ в виде отдельных блоков имеет преимущество в простоте реализации, выбор был сделан в пользу архитектуры использующей USB шину. Сформулирован принцип работы и основные требования к производительности вычислительного блока. Выбрана архитектура ВС системы. Разработана структурная схема ВБ. Определена элементная база (ЦПУ, ПД. Схемы приёма данных) для принципиальной схемы ВБ. Показано, что только микроконтроллер MCF548x удовлетворяет требованиям предъявляемым к ЦПУ по температурному диапазону, производительности, наличию таймеров и шины USB. Память данных может быть реализована с помощью современных схем динамической памяти, например, DDR SDRAM. Предъявляемому к ПЛИС условию удовлетворяют многие современные ПЛИС. Таким образом, была выбрана элементная база для вычислительного блока на основе проведённых исследований и расчетов производительности.</text:p>
      <text:p text:style-name="Bibliography_20_Heading">Литература</text:p>
      <text:list text:style-name="WW8Num1">
        <text:list-item>
          <text:p text:style-name="P8">Устройство и содержание пути Московского метрополитена. В.Н.Жильцов, Е.Т. Мосин. Трансжелдориздат, 1960. – 296с.</text:p>
        </text:list-item>
        <text:list-item>
          <text:p text:style-name="P9">Смолева О.С. Шилин В.А. Бесконтактные оптоэлектронные измерительные системы// «Мир транспорта». - <text:s/>2003. - №2</text:p>
        </text:list-item>
        <text:list-item>
          <text:p text:style-name="P10">R.B. Ryabichenko, S.V. Popov, O.S. Smoleva, CCD photonic system for rail track measurement, Proc. SPIE, vol.3901, pp. 37-44, 1999</text:p>
        </text:list-item>
        <text:list-item>
          <text:p text:style-name="P10">V.S.Giltsov, V.G.Inozenmtsev, S.V.Popov, V.A.Shilin, E.V.Titov, Complex photonic system for underground railway measurements and inspection, Proc. SPIE, vol. 4761, pp.56-63</text:p>
        </text:list-item>
        <text:list-item>
          <text:p text:style-name="P8"><text:span text:style-name="T8">Скрылев П.А., Смолева О.С. </text:span>Вычислительный блок для обработки изображения в измерительной системе<text:span text:style-name="T8"> Сборник трудов н-т конференции "Электроника, микро- и наноэлектроника", Москва, МИФИ, 2004</text:span></text:p>
        </text:list-item>
        <text:list-item>
          <text:p text:style-name="P10">MCF548x Integrated Microprocessor Hardware Specifications, Motorola, Literature Number: MCF5485EC/D Rev. 1.2, 3/2004</text:p>
        </text:list-item>
        <text:list-item>
          <text:p text:style-name="P10">MCF547x Integrated Microprocessor Hardware Specifications, Motorola, Literature Number: MCF5475EC/D Rev. 1.2, 3/2004</text:p>
        </text:list-item>
        <text:list-item>
          <text:p text:style-name="P10">MCF5407 Integrated Microprocessor User's Manual, Motorola, Literature Number: MCF5407 UM/D Rev. 0.1, 11/2001</text:p>
        </text:list-item>
        <text:list-item>
          <text:p text:style-name="P10">MCF5275 Integrated Microprocessor Family Hardware Specifications, Motorola, Literature Number: MCF5275EC/D Rev. 0, 4/2004</text:p>
        </text:list-item>
        <text:list-item>
          <text:p text:style-name="P10">MPC8280 PowerQUICC II Family Hardware Specifications, Motorola, Literature Number: MPC8280EC Rev. 1.0, 2/2004</text:p>
        </text:list-item>
        <text:list-item>
          <text:p text:style-name="P10">TMS320VC5509A Fixed-Point Digital Signal Processor Data Manual, Texas Instruments Incorporated, Literature Number: SPRS205B, November, 2002, Revised December, 2003</text:p>
        </text:list-item>
        <text:list-item>
          <text:p text:style-name="P10">TMS320C6713, TMS320C6713B Floating-point digital signal processors, Texas Instruments Incorporated, Literature Number: SPRS186I, December, 2001, revised May, 2004</text:p>
        </text:list-item>
        <text:list-item>
          <text:p text:style-name="P10">Blackfin Embedded Processor ADSP-BF535 Data Sheet, Analog Devices, MCF5407 UM/D Rev. 0.1, 11/200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Arial" svg:font-family="Arial"/>
    <style:font-face style:name="Tahoma1" svg:font-family="Tahoma"/>
    <style:font-face style:name="MS Mincho" svg:font-family="'MS Mincho', 'ＭＳ 明朝'" style:font-family-generic="roman"/>
    <style:font-face style:name="Arial Unicode MS" svg:font-family="'Arial Unicode MS'" style:font-pitch="variable"/>
    <style:font-face style:name="MS Mincho1" svg:font-family="'MS Mincho'" style:font-pitch="variable"/>
    <style:font-face style:name="Tahoma" svg:font-family="Tahoma"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27cm" style:auto-text-indent="false"/>
      <style:text-properties style:font-name="Times New Roman"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cm" fo:margin-bottom="0cm" fo:text-align="start" style:justify-single-word="false" fo:keep-together="always" fo:text-indent="1.27cm" style:auto-text-indent="false" fo:keep-with-next="always"/>
      <style:text-properties fo:font-variant="normal" fo:text-transform="none" fo:font-size="10pt" fo:font-weight="bold" style:font-size-asian="11pt" style:font-weight-asian="bold" style:font-name-complex="Arial1"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349cm" fo:margin-bottom="0cm" fo:text-align="start" style:justify-single-word="false" fo:text-indent="0.27cm" style:auto-text-indent="false">
        <style:tab-stops/>
      </style:paragraph-properties>
      <style:text-properties style:font-name="Times New Roman1" fo:font-size="10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Heading_20_1" style:next-style-name="Standard" style:class="extra">
      <style:paragraph-properties fo:margin-left="0cm" fo:margin-right="0cm" fo:text-indent="0cm" style:auto-text-indent="fals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Index_20_Heading" style:display-name="Index Heading" style:family="paragraph" style:parent-style-name="Standard" style:class="index">
      <style:paragraph-properties text:number-lines="false" text:line-number="0"/>
      <style:text-properties style:font-name="Arial1"/>
    </style:style>
    <style:style style:name="Bibliography_20_Heading" style:display-name="Bibliography Heading" style:family="paragraph" style:parent-style-name="Heading" style:class="index">
      <style:paragraph-properties fo:margin-left="0cm" fo:margin-right="0cm" fo:margin-top="0.42cm" fo:margin-bottom="0.21cm" fo:text-align="start" style:justify-single-word="false" fo:text-indent="1.27cm" style:auto-text-indent="false" text:number-lines="false" text:line-number="0"/>
      <style:text-properties style:font-name="Times New Roman1" fo:font-size="10pt" fo:font-weight="bold" style:font-size-asian="16pt" style:font-weight-asian="bold" style:font-size-complex="16pt" style:font-weight-complex="bold"/>
    </style:style>
    <style:style style:name="Bibliography_20_1" style:display-name="Bibliography 1" style:family="paragraph" style:parent-style-name="Index_20_Heading" style:class="index">
      <style:paragraph-properties fo:margin-left="0cm" fo:margin-right="0cm" fo:margin-top="0cm" fo:margin-bottom="0cm" fo:text-indent="0cm" style:auto-text-indent="false">
        <style:tab-stops>
          <style:tab-stop style:position="16.048cm" style:type="right" style:leader-style="dotted" style:leader-text="."/>
        </style:tab-stops>
      </style:paragraph-properties>
      <style:text-properties style:font-name="Times New Roman2"/>
    </style:style>
    <style:style style:name="Title" style:family="paragraph" style:parent-style-name="Standard" style:next-style-name="Authors" style:class="chapter">
      <style:paragraph-properties fo:margin-left="0cm" fo:margin-right="0cm" fo:margin-top="0cm" fo:margin-bottom="0.42cm" fo:text-align="center" style:justify-single-word="false" fo:text-indent="0cm" style:auto-text-indent="false"/>
      <style:text-properties fo:text-transform="uppercase" fo:font-size="14pt" fo:font-weight="bold" style:font-size-asian="12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Рис." style:family="paragraph" style:parent-style-name="Caption">
      <style:paragraph-properties fo:margin-left="0cm" fo:margin-right="0cm" fo:text-align="center" style:justify-single-word="false" fo:text-indent="0cm" style:auto-text-indent="false"/>
      <style:text-properties style:font-name="Times New Roman1" fo:font-style="normal" fo:font-weight="bold"/>
    </style:style>
    <style:style style:name="Authors" style:family="paragraph" style:parent-style-name="Standard" style:next-style-name="Affilations">
      <style:paragraph-properties fo:margin-left="0cm" fo:margin-right="0cm" fo:margin-top="0cm" fo:margin-bottom="0.42cm" fo:text-align="center" style:justify-single-word="false" fo:text-indent="0cm" style:auto-text-indent="false"/>
      <style:text-properties fo:font-size="12pt" fo:font-style="italic" fo:font-weight="bold" style:font-size-asian="11pt" style:font-size-complex="10pt"/>
    </style:style>
    <style:style style:name="Affilations" style:family="paragraph" style:parent-style-name="Authors" style:next-style-name="Header">
      <style:paragraph-properties fo:margin-top="0cm" fo:margin-bottom="0.21cm"/>
      <style:text-properties fo:font-size="12pt" fo:font-weight="normal"/>
    </style:style>
    <style:style style:name="Picture" style:family="paragraph" style:parent-style-name="Standard">
      <style:paragraph-properties fo:margin-left="0cm" fo:margin-right="0cm" fo:margin-top="0.21cm" fo:margin-bottom="0.21cm" fo:text-align="center" style:justify-single-word="false" fo:text-indent="0cm" style:auto-text-indent="false" fo:keep-with-next="auto"/>
    </style:style>
    <style:style style:name="Формула" style:family="paragraph" style:parent-style-name="Standard">
      <style:paragraph-properties fo:margin-left="4.001cm" fo:margin-right="0cm" fo:margin-top="0.349cm" fo:margin-bottom="0.349cm" fo:text-align="start" style:justify-single-word="false" fo:text-indent="0cm" style:auto-text-indent="false">
        <style:tab-stops>
          <style:tab-stop style:position="10.5cm"/>
        </style:tab-stops>
      </style:paragraph-properties>
    </style:style>
    <style:style style:name="Таблица" style:family="paragraph" style:parent-style-name="Caption">
      <style:paragraph-properties fo:text-align="end" style:justify-single-word="false"/>
      <style:text-properties fo:font-style="normal"/>
    </style:style>
    <style:style style:name="Содержимое_20_таблицы" style:display-name="Содержимое таблицы" style:family="paragraph" style:parent-style-name="Text_20_body">
      <style:paragraph-properties fo:margin-left="0cm" fo:margin-right="0cm" fo:margin-top="0.101cm" fo:margin-bottom="0cm" style:line-height-at-least="0.176cm" fo:text-align="center" style:justify-single-word="false" fo:text-indent="0cm" style:auto-text-indent="false"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text:start-value="2">
        <style:list-level-properties text:min-label-width="0.998cm"/>
      </text:list-level-style-number>
      <text:list-level-style-number text:level="3" style:num-suffix="." style:num-format="1" text:start-value="3">
        <style:list-level-properties text:min-label-width="1.998cm"/>
      </text:list-level-style-number>
      <text:list-level-style-number text:level="4" style:num-suffix="." style:num-format="1" text:start-value="4">
        <style:list-level-properties text:min-label-width="3.249cm"/>
      </text:list-level-style-number>
      <text:list-level-style-number text:level="5" style:num-suffix="." style:num-format="1" text:start-value="5">
        <style:list-level-properties text:min-label-width="4.748cm"/>
      </text:list-level-style-number>
      <text:list-level-style-number text:level="6" style:num-suffix="." style:num-format="1" text:start-value="6">
        <style:list-level-properties text:min-label-width="6.549cm"/>
      </text:list-level-style-number>
      <text:list-level-style-number text:level="7" style:num-suffix="." style:num-format="1" text:start-value="7">
        <style:list-level-properties text:min-label-width="8.849cm"/>
      </text:list-level-style-number>
      <text:list-level-style-number text:level="8" style:num-suffix="." style:num-format="1" text:start-value="8">
        <style:list-level-properties text:min-label-width="11.449cm"/>
      </text:list-level-style-number>
      <text:list-level-style-number text:level="9" style:num-suffix="." style:num-format="1" text:start-value="9">
        <style:list-level-properties text:min-label-width="14.25cm"/>
      </text:list-level-style-number>
      <text:list-level-style-number text:level="10" style:num-suffix="." style:num-format="1">
        <style:list-level-properties text:space-before="6.35cm" text:min-label-width="0.635cm"/>
      </text:list-level-style-number>
    </text:list-style>
    <text:list-style style:name="_33_26327111" style:display-name="326327111">
      <text:list-level-style-number text:level="1" style:num-suffix="." style:num-format="1">
        <style:list-level-properties text:min-label-width="0.499cm"/>
      </text:list-level-style-number>
      <text:list-level-style-number text:level="2" style:num-suffix="." style:num-format="1" text:start-value="2">
        <style:list-level-properties text:min-label-width="0.998cm"/>
      </text:list-level-style-number>
      <text:list-level-style-number text:level="3" style:num-suffix="." style:num-format="1" text:start-value="3">
        <style:list-level-properties text:min-label-width="1.998cm"/>
      </text:list-level-style-number>
      <text:list-level-style-number text:level="4" style:num-suffix="." style:num-format="1" text:start-value="4">
        <style:list-level-properties text:min-label-width="3.249cm"/>
      </text:list-level-style-number>
      <text:list-level-style-number text:level="5" style:num-suffix="." style:num-format="1" text:start-value="5">
        <style:list-level-properties text:min-label-width="4.748cm"/>
      </text:list-level-style-number>
      <text:list-level-style-number text:level="6" style:num-suffix="." style:num-format="1" text:start-value="6">
        <style:list-level-properties text:min-label-width="6.549cm"/>
      </text:list-level-style-number>
      <text:list-level-style-number text:level="7" style:num-suffix="." style:num-format="1" text:start-value="7">
        <style:list-level-properties text:min-label-width="8.849cm"/>
      </text:list-level-style-number>
      <text:list-level-style-number text:level="8" style:num-suffix="." style:num-format="1" text:start-value="8">
        <style:list-level-properties text:min-label-width="11.449cm"/>
      </text:list-level-style-number>
      <text:list-level-style-number text:level="9" style:num-suffix="." style:num-format="1" text:start-value="9">
        <style:list-level-properties text:min-label-width="14.25cm"/>
      </text:list-level-style-number>
      <text:list-level-style-number text:level="10" style:num-suffix="." style:num-format="1">
        <style:list-level-properties text:space-before="6.35cm" text:min-label-width="0.635cm"/>
      </text:list-level-style-number>
    </text:list-style>
    <text:list-style style:name="_33_26349541" style:display-name="326349541">
      <text:list-level-style-number text:level="1" style:num-suffix="." style:num-format="1">
        <style:list-level-properties text:min-label-width="0.499cm"/>
      </text:list-level-style-number>
      <text:list-level-style-number text:level="2" style:num-suffix="." style:num-format="1" text:start-value="2">
        <style:list-level-properties text:min-label-width="0.998cm"/>
      </text:list-level-style-number>
      <text:list-level-style-number text:level="3" style:num-suffix="." style:num-format="1" text:start-value="3">
        <style:list-level-properties text:min-label-width="1.998cm"/>
      </text:list-level-style-number>
      <text:list-level-style-number text:level="4" style:num-suffix="." style:num-format="1" text:start-value="4">
        <style:list-level-properties text:min-label-width="3.249cm"/>
      </text:list-level-style-number>
      <text:list-level-style-number text:level="5" style:num-suffix="." style:num-format="1" text:start-value="5">
        <style:list-level-properties text:min-label-width="4.748cm"/>
      </text:list-level-style-number>
      <text:list-level-style-number text:level="6" style:num-suffix="." style:num-format="1" text:start-value="6">
        <style:list-level-properties text:min-label-width="6.549cm"/>
      </text:list-level-style-number>
      <text:list-level-style-number text:level="7" style:num-suffix="." style:num-format="1" text:start-value="7">
        <style:list-level-properties text:min-label-width="8.849cm"/>
      </text:list-level-style-number>
      <text:list-level-style-number text:level="8" style:num-suffix="." style:num-format="1" text:start-value="8">
        <style:list-level-properties text:min-label-width="11.449cm"/>
      </text:list-level-style-number>
      <text:list-level-style-number text:level="9" style:num-suffix="." style:num-format="1" text:start-value="9">
        <style:list-level-properties text:min-label-width="14.25cm"/>
      </text:list-level-style-number>
      <text:list-level-style-number text:level="10" style:num-suffix="." style:num-format="1">
        <style:list-level-properties text:space-before="6.35cm" text:min-label-width="0.635cm"/>
      </text:list-level-style-number>
    </text:list-style>
    <text:list-style style:name="_33_26360821" style:display-name="326360821">
      <text:list-level-style-number text:level="1" style:num-suffix="." style:num-format="1">
        <style:list-level-properties text:min-label-width="0.499cm"/>
      </text:list-level-style-number>
      <text:list-level-style-number text:level="2" style:num-suffix="." style:num-format="1" text:start-value="2">
        <style:list-level-properties text:min-label-width="0.998cm"/>
      </text:list-level-style-number>
      <text:list-level-style-number text:level="3" style:num-suffix="." style:num-format="1" text:start-value="3">
        <style:list-level-properties text:min-label-width="1.998cm"/>
      </text:list-level-style-number>
      <text:list-level-style-number text:level="4" style:num-suffix="." style:num-format="1" text:start-value="4">
        <style:list-level-properties text:min-label-width="3.249cm"/>
      </text:list-level-style-number>
      <text:list-level-style-number text:level="5" style:num-suffix="." style:num-format="1" text:start-value="5">
        <style:list-level-properties text:min-label-width="4.748cm"/>
      </text:list-level-style-number>
      <text:list-level-style-number text:level="6" style:num-suffix="." style:num-format="1" text:start-value="6">
        <style:list-level-properties text:min-label-width="6.549cm"/>
      </text:list-level-style-number>
      <text:list-level-style-number text:level="7" style:num-suffix="." style:num-format="1" text:start-value="7">
        <style:list-level-properties text:min-label-width="8.849cm"/>
      </text:list-level-style-number>
      <text:list-level-style-number text:level="8" style:num-suffix="." style:num-format="1" text:start-value="8">
        <style:list-level-properties text:min-label-width="11.449cm"/>
      </text:list-level-style-number>
      <text:list-level-style-number text:level="9" style:num-suffix="." style:num-format="1" text:start-value="9">
        <style:list-level-properties text:min-label-width="14.25cm"/>
      </text:list-level-style-number>
      <text:list-level-style-number text:level="10" style:num-suffix="." style:num-format="1">
        <style:list-level-properties text:space-before="6.35cm" text:min-label-width="0.635cm"/>
      </text:list-level-style-number>
    </text:list-style>
    <text:list-style style:name="_33_26408351" style:display-name="326408351">
      <text:list-level-style-number text:level="1" style:num-suffix="." style:num-format="1">
        <style:list-level-properties text:min-label-width="0.499cm"/>
      </text:list-level-style-number>
      <text:list-level-style-number text:level="2" style:num-suffix="." style:num-format="1" text:start-value="2">
        <style:list-level-properties text:min-label-width="0.998cm"/>
      </text:list-level-style-number>
      <text:list-level-style-number text:level="3" style:num-suffix="." style:num-format="1" text:start-value="3">
        <style:list-level-properties text:min-label-width="1.998cm"/>
      </text:list-level-style-number>
      <text:list-level-style-number text:level="4" style:num-suffix="." style:num-format="1" text:start-value="4">
        <style:list-level-properties text:min-label-width="3.249cm"/>
      </text:list-level-style-number>
      <text:list-level-style-number text:level="5" style:num-suffix="." style:num-format="1" text:start-value="5">
        <style:list-level-properties text:min-label-width="4.748cm"/>
      </text:list-level-style-number>
      <text:list-level-style-number text:level="6" style:num-suffix="." style:num-format="1" text:start-value="6">
        <style:list-level-properties text:min-label-width="6.549cm"/>
      </text:list-level-style-number>
      <text:list-level-style-number text:level="7" style:num-suffix="." style:num-format="1" text:start-value="7">
        <style:list-level-properties text:min-label-width="8.849cm"/>
      </text:list-level-style-number>
      <text:list-level-style-number text:level="8" style:num-suffix="." style:num-format="1" text:start-value="8">
        <style:list-level-properties text:min-label-width="11.449cm"/>
      </text:list-level-style-number>
      <text:list-level-style-number text:level="9" style:num-suffix="." style:num-format="1" text:start-value="9">
        <style:list-level-properties text:min-label-width="14.25cm"/>
      </text:list-level-style-number>
      <text:list-level-style-number text:level="10" style:num-suffix="." style:num-format="1">
        <style:list-level-properties text:space-before="6.35cm" text:min-label-width="0.635cm"/>
      </text:list-level-style-number>
    </text:list-style>
    <text:list-style style:name="_33_26416581" style:display-name="326416581">
      <text:list-level-style-number text:level="1" style:num-suffix="." style:num-format="1">
        <style:list-level-properties text:min-label-width="0.499cm"/>
      </text:list-level-style-number>
      <text:list-level-style-number text:level="2" style:num-suffix="." style:num-format="1" text:start-value="2">
        <style:list-level-properties text:min-label-width="0.998cm"/>
      </text:list-level-style-number>
      <text:list-level-style-number text:level="3" style:num-suffix="." style:num-format="1" text:start-value="3">
        <style:list-level-properties text:min-label-width="1.998cm"/>
      </text:list-level-style-number>
      <text:list-level-style-number text:level="4" style:num-suffix="." style:num-format="1" text:start-value="4">
        <style:list-level-properties text:min-label-width="3.249cm"/>
      </text:list-level-style-number>
      <text:list-level-style-number text:level="5" style:num-suffix="." style:num-format="1" text:start-value="5">
        <style:list-level-properties text:min-label-width="4.748cm"/>
      </text:list-level-style-number>
      <text:list-level-style-number text:level="6" style:num-suffix="." style:num-format="1" text:start-value="6">
        <style:list-level-properties text:min-label-width="6.549cm"/>
      </text:list-level-style-number>
      <text:list-level-style-number text:level="7" style:num-suffix="." style:num-format="1" text:start-value="7">
        <style:list-level-properties text:min-label-width="8.849cm"/>
      </text:list-level-style-number>
      <text:list-level-style-number text:level="8" style:num-suffix="." style:num-format="1" text:start-value="8">
        <style:list-level-properties text:min-label-width="11.449cm"/>
      </text:list-level-style-number>
      <text:list-level-style-number text:level="9" style:num-suffix="." style:num-format="1" text:start-value="9">
        <style:list-level-properties text:min-label-width="14.2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9$Win32 OpenOffice.org_project/680m109$Build-8921</meta:generator>
    <meta:initial-creator>Pavel Skrylev</meta:initial-creator>
    <meta:creation-date>2005-07-20T12:57:46</meta:creation-date>
    <dc:creator>Pavel Skrylev</dc:creator>
    <dc:date>2005-07-21T18:38:00</dc:date>
    <dc:language>ru-RU</dc:language>
    <meta:editing-cycles>15</meta:editing-cycles>
    <meta:editing-duration>PT4H2M25S</meta:editing-duration>
    <meta:user-defined meta:name="Info 1"/>
    <meta:user-defined meta:name="Info 2"/>
    <meta:user-defined meta:name="Info 3"/>
    <meta:user-defined meta:name="Info 4"/>
    <meta:document-statistic meta:table-count="1" meta:image-count="0" meta:object-count="9" meta:page-count="6" meta:paragraph-count="132" meta:word-count="2349" meta:character-count="181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2" style:family="graphic" style:parent-style-name="standard">
      <style:graphic-properties draw:stroke="solid" svg:stroke-color="#000000" draw:fill="none" draw:fill-color="#ffffff" fo:min-height="2.755cm"/>
    </style:style>
    <style:style style:name="gr3" style:family="graphic" style:parent-style-name="standard">
      <style:graphic-properties draw:stroke="solid" svg:stroke-color="#000000" draw:fill="none" draw:fill-color="#ffffff" fo:min-height="2.75cm"/>
    </style:style>
    <style:style style:name="gr4" style:family="graphic" style:parent-style-name="standard">
      <style:graphic-properties draw:stroke="solid" svg:stroke-color="#000000" draw:fill="none" draw:fill-color="#ffffff" draw:auto-grow-height="false" fo:min-height="2.74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4.837cm" svg:y1="1.962cm" svg:x2="17.655cm" svg:y2="1.962cm">
            <text:p/>
          </draw:line>
          <draw:line draw:style-name="gr1" draw:text-style-name="P1" draw:layer="layout" svg:x1="17.655cm" svg:y1="3.508cm" svg:x2="17.655cm" svg:y2="1.962cm">
            <text:p/>
          </draw:line>
          <draw:line draw:style-name="gr1" draw:text-style-name="P1" draw:layer="layout" svg:x1="12.725cm" svg:y1="3.508cm" svg:x2="12.725cm" svg:y2="1.962cm">
            <text:p/>
          </draw:line>
          <draw:line draw:style-name="gr1" draw:text-style-name="P1" draw:layer="layout" svg:x1="7.795cm" svg:y1="3.508cm" svg:x2="7.795cm" svg:y2="1.962cm">
            <text:p/>
          </draw:line>
        </draw:g>
        <draw:frame draw:style-name="gr2" draw:text-style-name="P3" draw:layer="layout" svg:width="4.363cm" svg:height="3.005cm" svg:x="0.474cm" svg:y="0.503cm">
          <draw:text-box>
            <text:p text:style-name="P2"><text:span text:style-name="T1">Унифицированный фотонный измерительный блок (УФИБ)</text:span></text:p>
          </draw:text-box>
        </draw:frame>
        <draw:frame draw:style-name="gr2" draw:text-style-name="P3" draw:layer="layout" svg:width="4.364cm" svg:height="3.005cm" svg:x="5.564cm" svg:y="3.503cm">
          <draw:text-box>
            <text:p text:style-name="P2"><text:span text:style-name="T1">Унифицированный блок контроля состояния рельсовой колеи (УБФСМ)</text:span></text:p>
          </draw:text-box>
        </draw:frame>
        <draw:frame draw:style-name="gr3" draw:text-style-name="P3" draw:layer="layout" svg:width="4.363cm" svg:height="3cm" svg:x="10.474cm" svg:y="3.51cm">
          <draw:text-box>
            <text:p text:style-name="P2"><text:span text:style-name="T1">Унифицированный блок измерения просадок (УФИП)</text:span></text:p>
          </draw:text-box>
        </draw:frame>
        <draw:frame draw:style-name="gr4" draw:text-style-name="P3" draw:layer="layout" svg:width="4.363cm" svg:height="3cm" svg:x="15.474cm" svg:y="3.508cm">
          <draw:text-box>
            <text:p text:style-name="P2"><text:span text:style-name="T1">Унифицированный подсистема контроля отступления контактного рельса (УФКР)</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textarea-vertical-align="middle" draw:fit-to-size="false"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508cm" fo:margin-bottom="0.541cm" fo:margin-left="0.474cm" fo:margin-right="0.51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000000" draw:fill="none" draw:fill-color="#ffffff" draw:textarea-vertical-align="middle" fo:min-height="2.75cm"/>
    </style:style>
    <style:style style:name="gr2" style:family="graphic" style:parent-style-name="standard">
      <style:graphic-properties draw:stroke="dash" draw:stroke-dash="Ultrafine_20_Dashed" svg:stroke-color="#000000" draw:fill="none" draw:fill-color="#ffffff" fo:min-height="7.75cm"/>
    </style:style>
    <style:style style:name="gr3" style:family="graphic" style:parent-style-name="standard">
      <style:graphic-properties draw:stroke="solid" svg:stroke-color="#000000" draw:fill="none" draw:fill-color="#ffffff" draw:textarea-vertical-align="middle" fo:min-height="7.296cm"/>
    </style:style>
    <style:style style:name="gr4" style:family="graphic" style:parent-style-name="standard">
      <style:graphic-properties draw:stroke="solid" svg:stroke-color="#000000" draw:fill="none" draw:fill-color="#ffffff" draw:textarea-vertical-align="middle" fo:min-height="3.114cm"/>
    </style:style>
    <style:style style:name="gr5" style:family="graphic" style:parent-style-name="standard">
      <style:graphic-properties draw:stroke="solid" svg:stroke-color="#000000" draw:fill="none" draw:fill-color="#ffffff" draw:textarea-vertical-align="middle" fo:min-height="3.386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647cm" fo:min-width="2.864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size="1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4pt"/>
    </style:style>
    <style:style style:name="P5" style:family="paragraph">
      <style:paragraph-properties fo:text-align="center"/>
    </style:style>
    <style:style style:name="P6" style:family="paragraph">
      <style:text-properties fo:font-size="14pt" fo:font-weight="normal"/>
    </style:style>
    <style:style style:name="P7" style:family="paragraph">
      <style:text-properties fo:font-size="14pt"/>
    </style:style>
    <style:style style:name="T1" style:family="text">
      <style:text-properties fo:font-size="14pt"/>
    </style:style>
    <style:style style:name="T2" style:family="text">
      <style:text-properties fo:font-size="14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4cm" svg:height="3cm" svg:x="0.474cm" svg:y="2.508cm">
          <draw:text-box>
            <text:p text:style-name="P1"><text:span text:style-name="T1">Объект</text:span></text:p>
          </draw:text-box>
        </draw:frame>
        <draw:frame draw:style-name="gr2" draw:text-style-name="P3" draw:layer="layout" svg:width="14.015cm" svg:height="8cm" svg:x="6.474cm" svg:y="0.508cm">
          <draw:text-box>
            <text:p text:style-name="P3"/>
          </draw:text-box>
        </draw:frame>
        <draw:frame draw:style-name="gr3" draw:text-style-name="P4" draw:layer="layout" svg:width="8cm" svg:height="7.546cm" svg:x="12.292cm" svg:y="0.78cm">
          <draw:text-box>
            <text:p text:style-name="P1"><text:span text:style-name="T1">Бортовой компьютер</text:span></text:p>
            <text:p text:style-name="P1"><text:span text:style-name="T1"/></text:p>
            <text:p text:style-name="P1"><text:span text:style-name="T1"/></text:p>
            <text:p text:style-name="P1"><text:span text:style-name="T1"/></text:p>
          </draw:text-box>
        </draw:frame>
        <draw:frame draw:style-name="gr4" draw:text-style-name="P2" draw:layer="layout" svg:width="3.728cm" svg:height="3.364cm" svg:x="6.746cm" svg:y="0.78cm">
          <draw:text-box>
            <text:p text:style-name="P1"><text:span text:style-name="T1">Лазеры</text:span></text:p>
          </draw:text-box>
        </draw:frame>
        <draw:frame draw:style-name="gr5" draw:text-style-name="P4" draw:layer="layout" svg:width="3.728cm" svg:height="3.636cm" svg:x="6.746cm" svg:y="4.508cm">
          <draw:text-box>
            <text:p text:style-name="P1"><text:span text:style-name="T1">Видеокамеры</text:span></text:p>
          </draw:text-box>
        </draw:frame>
        <draw:frame draw:style-name="gr5" draw:text-style-name="P4" draw:layer="layout" svg:width="4.545cm" svg:height="3.636cm" svg:x="12.474cm" svg:y="4.508cm">
          <draw:text-box>
            <text:p text:style-name="P1"><text:span text:style-name="T1">Вычислительный блок</text:span></text:p>
          </draw:text-box>
        </draw:frame>
        <draw:line draw:style-name="gr6" draw:text-style-name="P5" draw:layer="layout" svg:x1="5.474cm" svg:y1="2.508cm" svg:x2="4.474cm" svg:y2="3.508cm">
          <text:p text:style-name="P3"/>
        </draw:line>
        <draw:line draw:style-name="gr6" draw:text-style-name="P5" draw:layer="layout" svg:x1="5.474cm" svg:y1="5.144cm" svg:x2="6.746cm" svg:y2="6.326cm">
          <text:p text:style-name="P3"/>
        </draw:line>
        <draw:line draw:style-name="gr7" draw:text-style-name="P5" draw:layer="layout" svg:x1="4.474cm" svg:y1="4.508cm" svg:x2="5.474cm" svg:y2="5.508cm">
          <text:p text:style-name="P3"/>
        </draw:line>
        <draw:line draw:style-name="gr7" draw:text-style-name="P5" draw:layer="layout" svg:x1="5.474cm" svg:y1="2.962cm" svg:x2="6.746cm" svg:y2="1.689cm">
          <text:p text:style-name="P3"/>
        </draw:line>
        <draw:line draw:style-name="gr7" draw:text-style-name="P5" draw:layer="layout" svg:x1="5.474cm" svg:y1="2.508cm" svg:x2="5.474cm" svg:y2="2.962cm">
          <text:p text:style-name="P3"/>
        </draw:line>
        <draw:line draw:style-name="gr7" draw:text-style-name="P5" draw:layer="layout" svg:x1="5.474cm" svg:y1="5.144cm" svg:x2="5.474cm" svg:y2="5.508cm">
          <text:p text:style-name="P3"/>
        </draw:line>
        <draw:frame draw:style-name="gr8" draw:text-style-name="P6" draw:layer="layout" svg:width="1.84cm" svg:height="0.806cm" svg:x="10.474cm" svg:y="0.611cm">
          <draw:text-box>
            <text:p text:style-name="P3"><text:span text:style-name="T2">Вагон</text:span></text:p>
          </draw:text-box>
        </draw:frame>
        <draw:frame draw:style-name="gr8" draw:text-style-name="P7" draw:layer="layout" svg:width="3.381cm" svg:height="0.806cm" svg:x="2.911cm" svg:y="1.417cm">
          <draw:text-box>
            <text:p text:style-name="P3"><text:span text:style-name="T1">Свет лазера</text:span></text:p>
          </draw:text-box>
        </draw:frame>
        <draw:frame draw:style-name="gr9" draw:text-style-name="P2" draw:layer="layout" svg:width="3.455cm" svg:height="1.916cm" svg:x="2.564cm" svg:y="5.773cm">
          <draw:text-box>
            <text:p text:style-name="P1"><text:span text:style-name="T1">Отраженный свет от объекта</text:span></text:p>
          </draw:text-box>
        </draw:frame>
        <draw:line draw:style-name="gr6" draw:text-style-name="P5" draw:layer="layout" svg:x1="10.474cm" svg:y1="6.235cm" svg:x2="12.474cm" svg:y2="6.235cm">
          <text:p text:style-name="P3"/>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508cm" fo:margin-bottom="0.541cm" fo:margin-left="0.474cm" fo:margin-right="0.51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dash" draw:stroke-dash="Ultrafine_20_Dashed" svg:stroke-width="0.1cm" draw:marker-start-width="0.45cm" draw:marker-end-width="0.45cm" draw:textarea-horizontal-align="center" draw:textarea-vertical-align="middle" fo:padding-top="0.175cm" fo:padding-bottom="0.175cm" fo:padding-left="0.3cm" fo:padding-right="0.3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773cm"/>
    </style:style>
    <style:style style:name="gr6" style:family="graphic" style:parent-style-name="standard">
      <style:graphic-properties draw:fill="none"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545cm"/>
    </style:style>
    <style:style style:name="gr8" style:family="graphic" style:parent-style-name="standard">
      <style:graphic-properties draw:stroke="dash" draw:stroke-dash="Ultrafine_20_Dashed" draw:fill="none" draw:textarea-horizontal-align="center" draw:textarea-vertical-align="middle"/>
    </style:style>
    <style:style style:name="gr9" style:family="graphic" style:parent-style-name="objectwithoutfill">
      <style:graphic-properties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fo:font-weight="bold"/>
    </style:style>
    <style:style style:name="P3" style:family="paragraph">
      <style:paragraph-properties fo:margin-left="0cm" fo:margin-right="0cm" fo:text-align="center" fo:text-indent="0cm"/>
      <style:text-properties fo:font-size="10pt" fo:font-weight="bold"/>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style:style>
    <style:style style:name="P7" style:family="paragraph">
      <style:paragraph-properties fo:margin-left="0cm" fo:margin-right="0cm" fo:text-indent="0cm"/>
      <style:text-properties fo:font-size="12pt" fo:font-weight="bold"/>
    </style:style>
    <style:style style:name="P8" style:family="paragraph">
      <style:paragraph-properties fo:margin-left="0cm" fo:margin-right="0cm" fo:text-indent="0cm"/>
      <style:text-properties fo:font-size="10pt"/>
    </style:style>
    <style:style style:name="P9" style:family="paragraph">
      <style:paragraph-properties fo:margin-left="0cm" fo:margin-right="0cm" fo:text-align="center" fo:text-indent="0cm"/>
      <style:text-properties fo:font-weight="bold"/>
    </style:style>
    <style:style style:name="P10" style:family="paragraph">
      <style:text-properties fo:font-size="12pt" fo:font-weight="bold"/>
    </style:style>
    <style:style style:name="T1" style:family="text">
      <style:text-properties fo:font-size="10pt" fo:font-weight="bold"/>
    </style:style>
    <style:style style:name="T2" style:family="text">
      <style:text-properties fo:font-size="10pt"/>
    </style:style>
    <style:style style:name="T3" style:family="text">
      <style:text-properties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cm" svg:height="1cm" svg:x="1.746cm" svg:y="0.69cm">
          <text:p text:style-name="P1"><text:span text:style-name="T1">ВБ</text:span></text:p>
        </draw:rect>
        <draw:rect draw:style-name="gr1" draw:text-style-name="P2" draw:layer="layout" svg:width="1cm" svg:height="1cm" svg:x="0.656cm" svg:y="0.69cm">
          <text:p text:style-name="P1"><text:span text:style-name="T1">ВБ</text:span></text:p>
        </draw:rect>
        <draw:rect draw:style-name="gr1" draw:text-style-name="P2" draw:layer="layout" svg:width="1cm" svg:height="1cm" svg:x="4.656cm" svg:y="0.69cm">
          <text:p text:style-name="P1"><text:span text:style-name="T1">ВБ</text:span></text:p>
        </draw:rect>
        <draw:rect draw:style-name="gr1" draw:text-style-name="P2" draw:layer="layout" svg:width="1cm" svg:height="1cm" svg:x="3.565cm" svg:y="0.69cm">
          <text:p text:style-name="P3"><text:span text:style-name="T1">ВБ</text:span></text:p>
        </draw:rect>
        <draw:line draw:style-name="gr2" draw:text-style-name="P4" draw:layer="layout" svg:x1="2.928cm" svg:y1="1.144cm" svg:x2="3.383cm" svg:y2="1.144cm">
          <text:p text:style-name="P5"/>
        </draw:line>
        <draw:line draw:style-name="gr3" draw:text-style-name="P4" draw:layer="layout" svg:x1="1.11cm" svg:y1="1.69cm" svg:x2="1.11cm" svg:y2="2.235cm">
          <text:p text:style-name="P5"/>
        </draw:line>
        <draw:line draw:style-name="gr3" draw:text-style-name="P4" draw:layer="layout" svg:x1="2.201cm" svg:y1="1.69cm" svg:x2="2.201cm" svg:y2="2.235cm">
          <text:p text:style-name="P5"/>
        </draw:line>
        <draw:line draw:style-name="gr3" draw:text-style-name="P4" draw:layer="layout" svg:x1="4.019cm" svg:y1="1.69cm" svg:x2="4.019cm" svg:y2="2.235cm">
          <text:p text:style-name="P5"/>
        </draw:line>
        <draw:line draw:style-name="gr3" draw:text-style-name="P4" draw:layer="layout" svg:x1="5.201cm" svg:y1="1.69cm" svg:x2="5.201cm" svg:y2="2.235cm">
          <text:p text:style-name="P5"/>
        </draw:line>
        <draw:line draw:style-name="gr3" draw:text-style-name="P4" draw:layer="layout" svg:x1="1.11cm" svg:y1="1.691cm" svg:x2="1.11cm" svg:y2="2.236cm">
          <text:p text:style-name="P5"/>
        </draw:line>
        <draw:line draw:style-name="gr3" draw:text-style-name="P4" draw:layer="layout" svg:x1="1.11cm" svg:y1="2.235cm" svg:x2="5.201cm" svg:y2="2.235cm">
          <text:p text:style-name="P5"/>
        </draw:line>
        <draw:line draw:style-name="gr3" draw:text-style-name="P4" draw:layer="layout" svg:x1="3.11cm" svg:y1="2.235cm" svg:x2="3.11cm" svg:y2="2.69cm">
          <text:p text:style-name="P5"/>
        </draw:line>
        <draw:line draw:style-name="gr3" draw:text-style-name="P4" draw:layer="layout" svg:x1="1.11cm" svg:y1="1.691cm" svg:x2="1.11cm" svg:y2="2.236cm">
          <text:p text:style-name="P5"/>
        </draw:line>
        <draw:rect draw:style-name="gr1" draw:text-style-name="P2" draw:layer="layout" svg:width="1cm" svg:height="1cm" svg:x="2.656cm" svg:y="2.69cm">
          <text:p text:style-name="P1"><text:span text:style-name="T1">МП</text:span></text:p>
        </draw:rect>
        <draw:frame draw:style-name="gr4" draw:text-style-name="P6" draw:layer="layout" svg:width="1.086cm" svg:height="0.64cm" svg:x="1.569cm" svg:y="2.235cm">
          <draw:text-box>
            <text:p text:style-name="P5"><text:span text:style-name="T2">PCI</text:span></text:p>
          </draw:text-box>
        </draw:frame>
        <draw:rect draw:style-name="gr1" draw:text-style-name="P4" draw:layer="layout" svg:width="2cm" svg:height="1.909cm" svg:x="7.019cm" svg:y="1.962cm">
          <text:p text:style-name="P1">БК</text:p>
        </draw:rect>
        <draw:frame draw:style-name="gr5" draw:text-style-name="P7" draw:layer="layout" svg:width="1.395cm" svg:height="0.738cm" svg:x="4.655cm" svg:y="3.224cm">
          <draw:text-box>
            <text:p text:style-name="P5"><text:span text:style-name="T3">ЕВБ</text:span></text:p>
          </draw:text-box>
        </draw:frame>
        <draw:custom-shape draw:style-name="gr6" draw:text-style-name="P4" draw:layer="layout" svg:width="3.364cm" svg:height="0.455cm" svg:x="3.655cm" svg:y="2.689cm">
          <text:p text:style-name="P5"/>
          <draw:enhanced-geometry svg:viewBox="0 0 21600 21600" draw:text-areas="0 ?f0 ?f5 ?f2" draw:type="right-arrow" draw:modifiers="20056.2003665241 4263.157894736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8" draw:layer="layout" svg:width="1.222cm" svg:height="0.64cm" svg:x="5.837cm" svg:y="2.235cm">
          <draw:text-box>
            <text:p text:style-name="P5"><text:span text:style-name="T2">USB</text:span></text:p>
          </draw:text-box>
        </draw:frame>
        <draw:rect draw:style-name="gr8" draw:text-style-name="P4" draw:layer="layout" svg:width="5.363cm" svg:height="3.363cm" svg:x="0.474cm" svg:y="0.508cm">
          <text:p text:style-name="P5"/>
        </draw:rect>
        <draw:rect draw:style-name="gr1" draw:text-style-name="P4" draw:layer="layout" svg:width="2cm" svg:height="1.909cm" svg:x="13.382cm" svg:y="3.325cm">
          <text:p text:style-name="P1">БК</text:p>
        </draw:rect>
        <draw:rect draw:style-name="gr1" draw:text-style-name="P2" draw:layer="layout" svg:width="1cm" svg:height="1cm" svg:x="9.837cm" svg:y="1.78cm">
          <text:p text:style-name="P9"><text:span text:style-name="T1">ВБ</text:span></text:p>
        </draw:rect>
        <draw:rect draw:style-name="gr1" draw:text-style-name="P2" draw:layer="layout" svg:width="1cm" svg:height="1cm" svg:x="9.837cm" svg:y="2.87cm">
          <text:p text:style-name="P1"><text:span text:style-name="T1">ВБ</text:span></text:p>
        </draw:rect>
        <draw:rect draw:style-name="gr1" draw:text-style-name="P2" draw:layer="layout" svg:width="1cm" svg:height="1cm" svg:x="9.837cm" svg:y="4.689cm">
          <text:p text:style-name="P3">ВБ</text:p>
        </draw:rect>
        <draw:rect draw:style-name="gr1" draw:text-style-name="P2" draw:layer="layout" svg:width="1cm" svg:height="1cm" svg:x="9.837cm" svg:y="5.78cm">
          <text:p text:style-name="P9"><text:span text:style-name="T2">ВБ</text:span></text:p>
        </draw:rect>
        <draw:line draw:style-name="gr2" draw:text-style-name="P4" draw:layer="layout" svg:x1="10.291cm" svg:y1="3.961cm" svg:x2="10.291cm" svg:y2="4.598cm">
          <text:p text:style-name="P5"/>
        </draw:line>
        <draw:polyline draw:style-name="gr9" draw:text-style-name="P4" draw:layer="layout" svg:width="2.545cm" svg:height="1.546cm" svg:x="10.837cm" svg:y="2.234cm" svg:viewBox="0 0 2546 1547" draw:points="0,0 2000,0 2000,1546 2545,1546">
          <text:p text:style-name="P5"/>
        </draw:polyline>
        <draw:polyline draw:style-name="gr9" draw:text-style-name="P4" draw:layer="layout" svg:width="2.545cm" svg:height="0.727cm" svg:x="10.837cm" svg:y="3.325cm" svg:viewBox="0 0 2546 728" draw:points="0,0 1545,0 1545,727 2545,727">
          <text:p text:style-name="P5"/>
        </draw:polyline>
        <draw:polyline draw:style-name="gr9" draw:text-style-name="P4" draw:layer="layout" svg:width="2.545cm" svg:height="1.546cm" draw:transform="rotate (3.1415926535892) translate (13.382cm 6.325cm)" svg:viewBox="0 0 2546 1547" draw:points="2545,0 545,0 545,1546 0,1546">
          <text:p text:style-name="P5"/>
        </draw:polyline>
        <draw:polyline draw:style-name="gr9" draw:text-style-name="P4" draw:layer="layout" svg:width="2.545cm" svg:height="0.727cm" draw:transform="rotate (3.1415926535892) translate (13.382cm 5.234cm)" svg:viewBox="0 0 2546 728" draw:points="2545,0 1000,0 1000,727 0,727">
          <text:p text:style-name="P5"/>
        </draw:polyline>
        <draw:frame draw:style-name="gr7" draw:text-style-name="P8" draw:layer="layout" svg:width="1.222cm" svg:height="0.64cm" svg:x="11.837cm" svg:y="1.689cm">
          <draw:text-box>
            <text:p text:style-name="P5"><text:span text:style-name="T2">USB</text:span></text:p>
          </draw:text-box>
        </draw:frame>
        <draw:rect draw:style-name="gr1" draw:text-style-name="P2" draw:layer="layout" svg:width="1cm" svg:height="1cm" svg:x="1.746cm" svg:y="4.69cm">
          <text:p text:style-name="P1"><text:span text:style-name="T1">ВБ</text:span></text:p>
        </draw:rect>
        <draw:rect draw:style-name="gr1" draw:text-style-name="P2" draw:layer="layout" svg:width="1cm" svg:height="1cm" svg:x="0.656cm" svg:y="4.69cm">
          <text:p text:style-name="P1"><text:span text:style-name="T1">ВБ</text:span></text:p>
        </draw:rect>
        <draw:rect draw:style-name="gr1" draw:text-style-name="P2" draw:layer="layout" svg:width="1cm" svg:height="1cm" svg:x="4.656cm" svg:y="4.69cm">
          <text:p text:style-name="P1"><text:span text:style-name="T1">ВБ</text:span></text:p>
        </draw:rect>
        <draw:rect draw:style-name="gr1" draw:text-style-name="P2" draw:layer="layout" svg:width="1cm" svg:height="1cm" svg:x="3.565cm" svg:y="4.69cm">
          <text:p text:style-name="P3"><text:span text:style-name="T1">ВБ</text:span></text:p>
        </draw:rect>
        <draw:line draw:style-name="gr2" draw:text-style-name="P4" draw:layer="layout" svg:x1="2.928cm" svg:y1="5.144cm" svg:x2="3.383cm" svg:y2="5.144cm">
          <text:p text:style-name="P5"/>
        </draw:line>
        <draw:line draw:style-name="gr3" draw:text-style-name="P4" draw:layer="layout" svg:x1="1.11cm" svg:y1="5.69cm" svg:x2="1.11cm" svg:y2="6.235cm">
          <text:p text:style-name="P5"/>
        </draw:line>
        <draw:line draw:style-name="gr3" draw:text-style-name="P4" draw:layer="layout" svg:x1="2.201cm" svg:y1="5.69cm" svg:x2="2.201cm" svg:y2="6.235cm">
          <text:p text:style-name="P5"/>
        </draw:line>
        <draw:line draw:style-name="gr3" draw:text-style-name="P4" draw:layer="layout" svg:x1="4.019cm" svg:y1="5.69cm" svg:x2="4.019cm" svg:y2="6.235cm">
          <text:p text:style-name="P5"/>
        </draw:line>
        <draw:line draw:style-name="gr3" draw:text-style-name="P4" draw:layer="layout" svg:x1="5.201cm" svg:y1="5.69cm" svg:x2="5.201cm" svg:y2="6.235cm">
          <text:p text:style-name="P5"/>
        </draw:line>
        <draw:line draw:style-name="gr3" draw:text-style-name="P4" draw:layer="layout" svg:x1="1.11cm" svg:y1="5.691cm" svg:x2="1.11cm" svg:y2="6.236cm">
          <text:p text:style-name="P5"/>
        </draw:line>
        <draw:line draw:style-name="gr3" draw:text-style-name="P4" draw:layer="layout" svg:x1="1.11cm" svg:y1="6.235cm" svg:x2="5.201cm" svg:y2="6.235cm">
          <text:p text:style-name="P5"/>
        </draw:line>
        <draw:line draw:style-name="gr3" draw:text-style-name="P4" draw:layer="layout" svg:x1="3.11cm" svg:y1="6.235cm" svg:x2="3.11cm" svg:y2="6.69cm">
          <text:p text:style-name="P5"/>
        </draw:line>
        <draw:line draw:style-name="gr3" draw:text-style-name="P4" draw:layer="layout" svg:x1="1.11cm" svg:y1="5.691cm" svg:x2="1.11cm" svg:y2="6.236cm">
          <text:p text:style-name="P5"/>
        </draw:line>
        <draw:rect draw:style-name="gr1" draw:text-style-name="P2" draw:layer="layout" svg:width="1cm" svg:height="1cm" svg:x="2.656cm" svg:y="6.69cm">
          <text:p text:style-name="P1"><text:span text:style-name="T1">СП</text:span></text:p>
        </draw:rect>
        <draw:frame draw:style-name="gr4" draw:text-style-name="P6" draw:layer="layout" svg:width="1.086cm" svg:height="0.64cm" svg:x="1.569cm" svg:y="6.235cm">
          <draw:text-box>
            <text:p text:style-name="P5"><text:span text:style-name="T2">PCI</text:span></text:p>
          </draw:text-box>
        </draw:frame>
        <draw:frame draw:style-name="gr4" draw:text-style-name="P10" draw:layer="layout" svg:width="1.065cm" svg:height="0.738cm" svg:x="4.907cm" svg:y="7.224cm">
          <draw:text-box>
            <text:p text:style-name="P5"><text:span text:style-name="T3">БК</text:span></text:p>
          </draw:text-box>
        </draw:frame>
        <draw:rect draw:style-name="gr8" draw:text-style-name="P4" draw:layer="layout" svg:width="5.363cm" svg:height="3.363cm" svg:x="0.474cm" svg:y="4.508cm">
          <text:p text:style-name="P5"/>
        </draw:rect>
        <draw:frame draw:style-name="gr4" draw:text-style-name="P10" draw:layer="layout" svg:width="0.739cm" svg:height="0.738cm" svg:x="2.773cm" svg:y="3.701cm">
          <draw:text-box>
            <text:p text:style-name="P5"><text:span text:style-name="T3">а</text:span></text:p>
          </draw:text-box>
        </draw:frame>
        <draw:frame draw:style-name="gr4" draw:text-style-name="P10" draw:layer="layout" svg:width="0.764cm" svg:height="0.738cm" svg:x="2.837cm" svg:y="7.77cm">
          <draw:text-box>
            <text:p text:style-name="P5"><text:span text:style-name="T3">б</text:span></text:p>
          </draw:text-box>
        </draw:frame>
        <draw:frame draw:style-name="gr4" draw:text-style-name="P10" draw:layer="layout" svg:width="0.76cm" svg:height="0.738cm" svg:x="11.28cm" svg:y="6.598cm">
          <draw:text-box>
            <text:p text:style-name="P5"><text:span text:style-name="T3">в</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508cm" fo:margin-bottom="0.541cm" fo:margin-left="0.474cm" fo:margin-right="0.51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color="#000000" draw:fill="none" draw:fill-color="#ffffff" draw:textarea-vertical-align="middle" fo:min-height="3.75cm"/>
    </style:style>
    <style:style style:name="gr2" style:family="graphic" style:parent-style-name="standard">
      <style:graphic-properties draw:stroke="solid" svg:stroke-color="#000000" draw:fill="none" draw:fill-color="#ffffff" draw:textarea-vertical-align="middle" fo:min-height="2.363cm"/>
    </style:style>
    <style:style style:name="gr3" style:family="graphic" style:parent-style-name="standard">
      <style:graphic-properties draw:stroke="solid" svg:stroke-color="#000000" draw:fill="none" draw:fill-color="#ffffff" draw:textarea-vertical-align="middle" fo:min-height="3.455cm"/>
    </style:style>
    <style:style style:name="gr4" style:family="graphic" style:parent-style-name="standard">
      <style:graphic-properties draw:stroke="solid" svg:stroke-color="#000000" draw:fill="none" draw:fill-color="#ffffff" draw:textarea-vertical-align="middle" fo:min-height="1.295cm"/>
    </style:style>
    <style:style style:name="gr5" style:family="graphic" style:parent-style-name="standard">
      <style:graphic-properties draw:stroke="solid" svg:stroke-color="#000000" draw:fill="none" draw:fill-color="#ffffff" draw:textarea-vertical-align="middle" fo:min-height="1.728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531cm" fo:min-width="2.591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cm" svg:height="4cm" svg:x="8.655cm" svg:y="0.579cm">
          <draw:text-box>
            <text:p text:style-name="P1">Центральное процессорное устройство</text:p>
          </draw:text-box>
        </draw:frame>
        <draw:frame draw:style-name="gr2" draw:text-style-name="P1" draw:layer="layout" svg:width="4cm" svg:height="2.613cm" svg:x="3.655cm" svg:y="0.579cm">
          <draw:text-box>
            <text:p text:style-name="P1">Память программ</text:p>
          </draw:text-box>
        </draw:frame>
        <draw:frame draw:style-name="gr3" draw:text-style-name="P1" draw:layer="layout" svg:width="4cm" svg:height="3.705cm" svg:x="3.655cm" svg:y="3.53cm">
          <draw:text-box>
            <text:p text:style-name="P1">Схемы приёма данных</text:p>
          </draw:text-box>
        </draw:frame>
        <draw:frame draw:style-name="gr4" draw:text-style-name="P1" draw:layer="layout" svg:width="6cm" svg:height="1.675cm" svg:x="10.564cm" svg:y="5.514cm">
          <draw:text-box>
            <text:p text:style-name="P1">Схемы питания и сброса</text:p>
          </draw:text-box>
        </draw:frame>
        <draw:frame draw:style-name="gr5" draw:text-style-name="P1" draw:layer="layout" svg:width="3cm" svg:height="1.978cm" svg:x="15.655cm" svg:y="0.601cm">
          <draw:text-box>
            <text:p text:style-name="P1">Память данных</text:p>
          </draw:text-box>
        </draw:frame>
        <draw:custom-shape draw:style-name="gr6" draw:text-style-name="P2" draw:layer="layout" svg:width="4cm" svg:height="0.909cm" svg:x="14.655cm" svg:y="3.215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3cm" svg:height="0.909cm" svg:x="0.655cm" svg:y="5.033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 draw:text-style-name="P2" draw:layer="layout" svg:x1="7.655cm" svg:y1="1.942cm" svg:x2="8.655cm" svg:y2="1.942cm">
          <text:p text:style-name="P3"/>
        </draw:line>
        <draw:line draw:style-name="gr7" draw:text-style-name="P2" draw:layer="layout" svg:x1="7.655cm" svg:y1="4.033cm" svg:x2="8.655cm" svg:y2="4.033cm">
          <text:p text:style-name="P3"/>
        </draw:line>
        <draw:line draw:style-name="gr7" draw:text-style-name="P2" draw:layer="layout" svg:x1="12.746cm" svg:y1="5.508cm" svg:x2="12.746cm" svg:y2="4.598cm">
          <text:p text:style-name="P3"/>
        </draw:line>
        <draw:line draw:style-name="gr7" draw:text-style-name="P2" draw:layer="layout" svg:x1="15.655cm" svg:y1="1.579cm" svg:x2="14.655cm" svg:y2="1.579cm">
          <text:p text:style-name="P3"/>
        </draw:line>
        <draw:frame draw:style-name="gr8" draw:layer="layout" svg:width="1.56cm" svg:height="0.963cm" svg:x="15.836cm" svg:y="3.979cm">
          <draw:text-box>
            <text:p text:style-name="P3">PCI</text:p>
          </draw:text-box>
        </draw:frame>
        <draw:frame draw:style-name="gr9" draw:text-style-name="P3" draw:layer="layout" svg:width="3.181cm" svg:height="1.781cm" svg:x="0.474cm" svg:y="3.488cm">
          <draw:text-box>
            <text:p text:style-name="P1">Входная линия</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508cm" fo:margin-bottom="0.541cm" fo:margin-left="0.474cm" fo:margin-right="0.51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DOCTYPE math  PUBLIC '-//OpenOffice.org//DTD Modified W3C MathML 1.01//EN'  'math.dtd'>
<math:math xmlns:math="http://www.w3.org/1998/Math/MathML">
  <math:semantics>
    <math:mrow>
      <math:mstyle math:fontsize="12pt">
        <math:mrow>
          <math:mrow>
            <math:mstyle math:fontstyle="italic">
              <math:mrow>
                <math:msub>
                  <math:mtext>y=a</math:mtext>
                  <math:mstyle math:fontsize="8pt">
                    <math:mrow>
                      <math:mn>1</math:mn>
                    </math:mrow>
                  </math:mstyle>
                </math:msub>
              </math:mrow>
            </math:mstyle>
            <math:msup>
              <math:mi>x</math:mi>
              <math:mstyle math:fontsize="8pt">
                <math:mrow>
                  <math:mn>3</math:mn>
                </math:mrow>
              </math:mstyle>
            </math:msup>
            <math:mstyle math:fontstyle="italic">
              <math:mrow>
                <math:msub>
                  <math:mtext>+a</math:mtext>
                  <math:mstyle math:fontsize="8pt">
                    <math:mrow>
                      <math:mn>2</math:mn>
                    </math:mrow>
                  </math:mstyle>
                </math:msub>
              </math:mrow>
            </math:mstyle>
            <math:msup>
              <math:mi>x</math:mi>
              <math:mstyle math:fontsize="8pt">
                <math:mrow>
                  <math:mn>2</math:mn>
                </math:mrow>
              </math:mstyle>
            </math:msup>
            <math:mstyle math:fontstyle="italic">
              <math:mrow>
                <math:msub>
                  <math:mtext>+a</math:mtext>
                  <math:mstyle math:fontsize="8pt">
                    <math:mrow>
                      <math:mn>3</math:mn>
                    </math:mrow>
                  </math:mstyle>
                </math:msub>
              </math:mrow>
            </math:mstyle>
            <math:mstyle math:fontstyle="italic">
              <math:mrow>
                <math:msub>
                  <math:mtext>x+a</math:mtext>
                  <math:mstyle math:fontsize="8pt">
                    <math:mrow>
                      <math:mn>4</math:mn>
                    </math:mrow>
                  </math:mstyle>
                </math:msub>
              </math:mrow>
            </math:mstyle>
          </math:mrow>
        </math:mrow>
      </math:mstyle>
      <math:mrow/>
    </math:mrow>
    <math:annotation math:encoding="StarMath 5.0"> size 12{ ital "y=a" rSub { size 8{1} } x rSup { size 8{3} }  ital "+a" rSub { size 8{2} } x rSup { size 8{2} }  ital "+a" rSub { size 8{3} }  ital "x+a" rSub { size 8{4} }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
              <math:mi>t</math:mi>
              <math:mstyle math:fontsize="8pt">
                <math:mrow>
                  <math:mstyle math:fontstyle="italic">
                    <math:mrow>
                      <math:mtext>RCV</math:mtext>
                    </math:mrow>
                  </math:mstyle>
                </math:mrow>
              </math:mstyle>
            </math:msub>
            <math:mstyle math:fontstyle="italic">
              <math:mrow>
                <math:msub>
                  <math:mtext>=t</math:mtext>
                  <math:mstyle math:fontsize="8pt">
                    <math:mrow>
                      <math:mi>L</math:mi>
                    </math:mrow>
                  </math:mstyle>
                </math:msub>
              </math:mrow>
            </math:mstyle>
            <math:mstyle math:fontstyle="italic">
              <math:mrow>
                <math:msub>
                  <math:mtext>+t</math:mtext>
                  <math:mstyle math:fontsize="8pt">
                    <math:mrow>
                      <math:mi>S</math:mi>
                    </math:mrow>
                  </math:mstyle>
                </math:msub>
              </math:mrow>
            </math:mstyle>
            <math:mstyle math:fontstyle="italic">
              <math:mrow>
                <math:msub>
                  <math:mtext>+t</math:mtext>
                  <math:mstyle math:fontsize="8pt">
                    <math:mrow>
                      <math:mstyle math:fontstyle="italic">
                        <math:mrow>
                          <math:mtext>RET</math:mtext>
                        </math:mrow>
                      </math:mstyle>
                    </math:mrow>
                  </math:mstyle>
                </math:msub>
              </math:mrow>
            </math:mstyle>
          </math:mrow>
        </math:mrow>
      </math:mstyle>
      <math:mrow/>
    </math:mrow>
    <math:annotation math:encoding="StarMath 5.0"> size 12{t rSub { size 8{ ital "RCV"} }  ital "=t" rSub { size 8{L} }  ital "+t" rSub { size 8{S} }  ital "+t" rSub { size 8{ ital "RET"} }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b>
                <math:mi>t</math:mi>
                <math:mstyle math:fontsize="8pt">
                  <math:mrow>
                    <math:mstyle math:fontstyle="italic">
                      <math:mrow>
                        <math:mtext>CVT</math:mtext>
                      </math:mrow>
                    </math:mstyle>
                  </math:mrow>
                </math:mstyle>
              </math:msub>
              <math:mo math:stretchy="false">=</math:mo>
              <math:mrow>
                <math:munderover>
                  <math:mo math:stretchy="false">∑</math:mo>
                  <math:mstyle math:fontsize="8pt">
                    <math:mrow>
                      <math:mrow>
                        <math:mstyle math:fontstyle="italic">
                          <math:mrow>
                            <math:mtext>i=</math:mtext>
                          </math:mrow>
                        </math:mstyle>
                        <math:mn>1</math:mn>
                      </math:mrow>
                    </math:mrow>
                  </math:mstyle>
                  <math:mstyle math:fontsize="8pt">
                    <math:mrow>
                      <math:mi>n</math:mi>
                    </math:mrow>
                  </math:mstyle>
                </math:munderover>
                <math:mfenced math:open="" math:close="">
                  <math:mrow>
                    <math:mtext>2 </math:mtext>
                    <math:msub>
                      <math:mi>t</math:mi>
                      <math:mstyle math:fontsize="8pt">
                        <math:mrow>
                          <math:mi>L</math:mi>
                        </math:mrow>
                      </math:mstyle>
                    </math:msub>
                    <math:mstyle math:fontstyle="italic">
                      <math:mrow>
                        <math:msub>
                          <math:mtext>+t</math:mtext>
                          <math:mstyle math:fontsize="8pt">
                            <math:mrow>
                              <math:mstyle math:fontstyle="italic">
                                <math:mrow>
                                  <math:mtext>MUL</math:mtext>
                                </math:mrow>
                              </math:mstyle>
                            </math:mrow>
                          </math:mstyle>
                        </math:msub>
                      </math:mrow>
                    </math:mstyle>
                    <math:mstyle math:fontstyle="italic">
                      <math:mrow>
                        <math:msub>
                          <math:mtext>+t</math:mtext>
                          <math:mstyle math:fontsize="8pt">
                            <math:mrow>
                              <math:mstyle math:fontstyle="italic">
                                <math:mrow>
                                  <math:mtext>ADD</math:mtext>
                                </math:mrow>
                              </math:mstyle>
                            </math:mrow>
                          </math:mstyle>
                        </math:msub>
                      </math:mrow>
                    </math:mstyle>
                  </math:mrow>
                </math:mfenced>
              </math:mrow>
            </math:mrow>
            <math:mrow>
              <math:mstyle math:fontstyle="italic">
                <math:mrow>
                  <math:msub>
                    <math:mtext>+t</math:mtext>
                    <math:mstyle math:fontsize="8pt">
                      <math:mrow>
                        <math:mi>L</math:mi>
                      </math:mrow>
                    </math:mstyle>
                  </math:msub>
                </math:mrow>
              </math:mstyle>
              <math:mo math:stretchy="false">−</math:mo>
              <math:msub>
                <math:mi>t</math:mi>
                <math:mstyle math:fontsize="8pt">
                  <math:mrow>
                    <math:mstyle math:fontstyle="italic">
                      <math:mrow>
                        <math:mtext>MUL</math:mtext>
                      </math:mrow>
                    </math:mstyle>
                  </math:mrow>
                </math:mstyle>
              </math:msub>
            </math:mrow>
            <math:mstyle math:fontstyle="italic">
              <math:mrow>
                <math:msub>
                  <math:mtext>+t</math:mtext>
                  <math:mstyle math:fontsize="8pt">
                    <math:mrow>
                      <math:mi>S</math:mi>
                    </math:mrow>
                  </math:mstyle>
                </math:msub>
              </math:mrow>
            </math:mstyle>
          </math:mrow>
        </math:mrow>
      </math:mstyle>
      <math:mrow/>
    </math:mrow>
    <math:annotation math:encoding="StarMath 5.0"> size 12{t rSub { size 8{ ital "CVT"} } = Sum cSub { size 8{ ital "i="1} }  cSup { size 8{n} }  { left ("2 "t rSub { size 8{L} }  ital "+t" rSub { size 8{ ital "MUL"} }  ital "+t" rSub { size 8{ ital "ADD"} }  right )}  ital "+t" rSub { size 8{L} }  - t rSub { size 8{ ital "MUL"} }  ital "+t" rSub { size 8{S} }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sub>
              <math:mi>x</math:mi>
              <math:mstyle math:fontsize="8pt">
                <math:mrow>
                  <math:mstyle math:fontstyle="italic">
                    <math:mrow>
                      <math:mtext>PRG</math:mtext>
                    </math:mrow>
                  </math:mstyle>
                </math:mrow>
              </math:mstyle>
            </math:msub>
            <math:mstyle math:fontstyle="italic">
              <math:mrow>
                <math:msub>
                  <math:mtext>=KN</math:mtext>
                  <math:mstyle math:fontsize="8pt">
                    <math:mrow>
                      <math:mi>V</math:mi>
                    </math:mrow>
                  </math:mstyle>
                </math:msub>
              </math:mrow>
            </math:mstyle>
            <math:msub>
              <math:mi>N</math:mi>
              <math:mstyle math:fontsize="8pt">
                <math:mrow>
                  <math:mi>H</math:mi>
                </math:mrow>
              </math:mstyle>
            </math:msub>
            <math:msub>
              <math:mi>N</math:mi>
              <math:mstyle math:fontsize="8pt">
                <math:mrow>
                  <math:mstyle math:fontstyle="italic">
                    <math:mrow>
                      <math:mtext>CAM</math:mtext>
                    </math:mrow>
                  </math:mstyle>
                </math:mrow>
              </math:mstyle>
            </math:msub>
            <math:msub>
              <math:mi>f</math:mi>
              <math:mstyle math:fontsize="8pt">
                <math:mrow>
                  <math:mstyle math:fontstyle="italic">
                    <math:mrow>
                      <math:mtext>CAM</math:mtext>
                    </math:mrow>
                  </math:mstyle>
                </math:mrow>
              </math:mstyle>
            </math:msub>
            <math:mfenced math:open="" math:close="">
              <math:mrow>
                <math:msub>
                  <math:mi>x</math:mi>
                  <math:mstyle math:fontsize="8pt">
                    <math:mrow>
                      <math:mstyle math:fontstyle="italic">
                        <math:mrow>
                          <math:mtext>CVT</math:mtext>
                        </math:mrow>
                      </math:mstyle>
                    </math:mrow>
                  </math:mstyle>
                </math:msub>
                <math:mstyle math:fontstyle="italic">
                  <math:mrow>
                    <math:msub>
                      <math:mtext>+x</math:mtext>
                      <math:mstyle math:fontsize="8pt">
                        <math:mrow>
                          <math:mstyle math:fontstyle="italic">
                            <math:mrow>
                              <math:mtext>RCV</math:mtext>
                            </math:mrow>
                          </math:mstyle>
                        </math:mrow>
                      </math:mstyle>
                    </math:msub>
                  </math:mrow>
                </math:mstyle>
              </math:mrow>
            </math:mfenced>
          </math:mrow>
        </math:mrow>
      </math:mstyle>
      <math:mrow/>
    </math:mrow>
    <math:annotation math:encoding="StarMath 5.0"> size 12{x rSub { size 8{ ital "PRG"} }  ital "=KN" rSub { size 8{V} } N rSub { size 8{H} } N rSub { size 8{ ital "CAM"} } f rSub { size 8{ ital "CAM"} }  left (x rSub { size 8{ ital "CVT"} }  ital "+x" rSub { size 8{ ital "RCV"} }  right )} {}</math:annotation>
  </math:semantics>
</math:math>
</file>

<file path=Object 9/content.xml><?xml version="1.0" encoding="utf-8"?>
<!DOCTYPE math  PUBLIC '-//OpenOffice.org//DTD Modified W3C MathML 1.01//EN'  'math.dtd'>
<math:math xmlns:math="http://www.w3.org/1998/Math/MathML">
  <math:semantics>
    <math:mrow>
      <math:mrow>
        <math:msub>
          <math:mi>S</math:mi>
          <math:mi math:fontstyle="italic">MEM</math:mi>
        </math:msub>
        <math:mo math:stretchy="false">=</math:mo>
        <math:mn>2 </math:mn>
      </math:mrow>
      <math:msub>
        <math:mi>N</math:mi>
        <math:mi>E</math:mi>
      </math:msub>
      <math:msub>
        <math:mi>N</math:mi>
        <math:mi>V</math:mi>
      </math:msub>
      <math:msub>
        <math:mi>N</math:mi>
        <math:mi>H</math:mi>
      </math:msub>
    </math:mrow>
    <math:annotation math:encoding="StarMath 5.0">S_{MEM} = 2 N_{E} N_{V} N_{H}</math:annotation>
  </math:semantics>
</math:math>
</file>